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102" manifest:media-type=""/>
  <manifest:file-entry manifest:full-path="ObjectReplacements/Obj101" manifest:media-type=""/>
  <manifest:file-entry manifest:full-path="ObjectReplacements/Obj100" manifest:media-type=""/>
  <manifest:file-entry manifest:full-path="Obj101" manifest:media-type="application/vnd.sun.star.oleobject"/>
  <manifest:file-entry manifest:full-path="settings.xml" manifest:media-type="text/xml"/>
  <manifest:file-entry manifest:full-path="Thumbnails/thumbnail.png" manifest:media-type="image/png"/>
  <manifest:file-entry manifest:full-path="Obj102" manifest:media-type="application/vnd.sun.star.oleobject"/>
  <manifest:file-entry manifest:full-path="Configurations2/" manifest:media-type="application/vnd.sun.xml.ui.configuration"/>
  <manifest:file-entry manifest:full-path="Obj100" manifest:media-type="application/vnd.sun.star.oleobject"/>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dobe Fan Heiti Std B" svg:font-family="'Adobe Fan Heiti Std B'" style:font-family-generic="roman" style:font-pitch="variable"/>
    <style:font-face style:name="Adobe Fan Heiti Std B1" svg:font-family="'Adobe Fan Heiti Std B'" style:font-family-generic="system" style:font-pitch="variable"/>
    <style:font-face style:name="Adobe Fangsong Std R" svg:font-family="'Adobe Fangsong Std R'" style:font-family-generic="roman" style:font-pitch="variable"/>
    <style:font-face style:name="Adobe Fangsong Std R1" svg:font-family="'Adobe Fangsong Std R'" style:font-family-generic="system" style:font-pitch="variable"/>
    <style:font-face style:name="Adobe Garamond Pro" svg:font-family="'Adobe Garamond Pro'" style:font-family-generic="roman" style:font-pitch="variable"/>
    <style:font-face style:name="Adobe Ming Std L" svg:font-family="'Adobe Ming Std L'" style:font-family-generic="roman" style:font-pitch="variable"/>
    <style:font-face style:name="Adobe Ming Std L1" svg:font-family="'Adobe Ming Std 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Segoe UI" svg:font-family="'Segoe UI'" style:font-family-generic="roman" style:font-pitch="variable"/>
    <style:font-face style:name="Segoe UI1" svg:font-family="'Segoe UI'" style:font-family-generic="system" style:font-pitch="variable"/>
    <style:font-face style:name="SimSun" svg:font-family="SimSun" style:font-family-generic="roman" style:font-pitch="variable"/>
    <style:font-face style:name="SimSun1" svg:font-family="SimSun" style:font-family-generic="system" style:font-pitch="variable"/>
    <style:font-face style:name="宋体" svg:font-family="宋体" style:font-family-generic="system" style:font-pitch="variable"/>
  </office:font-face-decls>
  <office:automatic-styles>
    <style:style style:name="P1" style:family="paragraph" style:parent-style-name="Bibliography">
      <style:paragraph-properties fo:margin-top="0cm" fo:margin-bottom="0.254cm" style:contextual-spacing="false" fo:text-align="justify" style:justify-single-word="false"/>
    </style:style>
    <style:style style:name="P2" style:family="paragraph" style:parent-style-name="Footer">
      <style:paragraph-properties fo:text-align="center" style:justify-single-word="false"/>
    </style:style>
    <style:style style:name="P3" style:family="paragraph" style:parent-style-name="Heading_20_1">
      <style:paragraph-properties fo:text-align="justify" style:justify-single-word="false"/>
    </style:style>
    <style:style style:name="P4" style:family="paragraph" style:parent-style-name="Heading_20_2">
      <style:paragraph-properties fo:text-align="justify" style:justify-single-word="false"/>
    </style:style>
    <style:style style:name="P5" style:family="paragraph" style:parent-style-name="List_20_Paragraph">
      <style:paragraph-properties fo:margin-left="0.635cm" fo:margin-right="0cm" fo:text-align="center" style:justify-single-word="false" fo:text-indent="0cm" style:auto-text-indent="false"/>
    </style:style>
    <style:style style:name="P6" style:family="paragraph" style:parent-style-name="Standard" style:master-page-name="First_20_Page">
      <style:paragraph-properties fo:text-align="center" style:justify-single-word="false" style:page-number="auto"/>
      <style:text-properties style:font-name="Adobe Fangsong Std R" fo:font-size="24pt" style:font-name-asian="Adobe Fangsong Std R1" style:font-size-asian="24pt"/>
    </style:style>
    <style:style style:name="P7" style:family="paragraph" style:parent-style-name="Standard">
      <style:paragraph-properties fo:text-align="center" style:justify-single-word="false"/>
    </style:style>
    <style:style style:name="P8" style:family="paragraph" style:parent-style-name="Standard">
      <style:paragraph-properties fo:text-align="center" style:justify-single-word="false"/>
      <style:text-properties fo:font-size="12pt" style:font-size-asian="12pt"/>
    </style:style>
    <style:style style:name="P9" style:family="paragraph" style:parent-style-name="Standard">
      <style:text-properties fo:font-size="12pt" style:font-size-asian="12pt"/>
    </style:style>
    <style:style style:name="P10" style:family="paragraph" style:parent-style-name="Standard">
      <style:paragraph-properties fo:text-align="justify" style:justify-single-word="false"/>
      <style:text-properties fo:font-size="12pt" style:font-size-asian="12pt"/>
    </style:style>
    <style:style style:name="P11" style:family="paragraph" style:parent-style-name="Standard">
      <style:text-properties style:font-name="Adobe Fan Heiti Std B" fo:font-size="20pt" style:font-name-asian="Adobe Fan Heiti Std B1" style:font-size-asian="20pt"/>
    </style:style>
    <style:style style:name="P12" style:family="paragraph" style:parent-style-name="Standard">
      <style:text-properties style:font-name="Adobe Fan Heiti Std B" fo:font-size="12pt" style:font-size-asian="12pt"/>
    </style:style>
    <style:style style:name="P13" style:family="paragraph" style:parent-style-name="Standard">
      <style:paragraph-properties fo:break-before="page"/>
      <style:text-properties style:font-name="Adobe Fan Heiti Std B" fo:font-size="12pt" style:font-size-asian="12pt"/>
    </style:style>
    <style:style style:name="P14" style:family="paragraph" style:parent-style-name="Standard">
      <style:text-properties fo:font-size="1pt" style:font-size-asian="1pt"/>
    </style:style>
    <style:style style:name="P15" style:family="paragraph" style:parent-style-name="Standard">
      <style:paragraph-properties fo:text-align="justify" style:justify-single-word="false"/>
      <style:text-properties fo:font-size="1pt" style:font-size-asian="1pt" style:font-size-complex="1pt"/>
    </style:style>
    <style:style style:name="P16" style:family="paragraph" style:parent-style-name="Standard">
      <style:paragraph-properties fo:text-align="justify" style:justify-single-word="false"/>
    </style:style>
    <style:style style:name="P17" style:family="paragraph" style:parent-style-name="Standard">
      <style:paragraph-properties fo:margin-left="0.9cm" fo:margin-right="0cm" fo:text-align="justify" style:justify-single-word="false" fo:text-indent="0cm" style:auto-text-indent="false"/>
    </style:style>
    <style:style style:name="P18" style:family="paragraph" style:parent-style-name="Standard">
      <style:paragraph-properties fo:text-align="justify" style:justify-single-word="false"/>
      <style:text-properties fo:language="fr" fo:country="FR"/>
    </style:style>
    <style:style style:name="P19" style:family="paragraph" style:parent-style-name="Standard">
      <style:paragraph-properties fo:text-align="justify" style:justify-single-word="false"/>
      <style:text-properties fo:font-size="3pt" style:font-size-asian="3pt"/>
    </style:style>
    <style:style style:name="T1" style:family="text">
      <style:text-properties style:font-name="Adobe Fangsong Std R" fo:font-size="48pt" style:font-name-asian="Adobe Fangsong Std R1" style:font-size-asian="48pt"/>
    </style:style>
    <style:style style:name="T2" style:family="text">
      <style:text-properties style:font-name="Adobe Fangsong Std R" fo:font-size="48pt" fo:language="fr" fo:country="FR" style:font-name-asian="Adobe Fangsong Std R1" style:font-size-asian="48pt"/>
    </style:style>
    <style:style style:name="T3" style:family="text">
      <style:text-properties style:font-name="Adobe Garamond Pro" fo:font-size="14pt" style:font-size-asian="14pt"/>
    </style:style>
    <style:style style:name="T4" style:family="text">
      <style:text-properties style:font-name="Adobe Garamond Pro" fo:font-size="14pt" fo:language="fr" fo:country="FR" style:font-size-asian="14pt"/>
    </style:style>
    <style:style style:name="T5" style:family="text">
      <style:text-properties fo:font-size="12pt" style:font-size-asian="12pt"/>
    </style:style>
    <style:style style:name="T6" style:family="text">
      <style:text-properties fo:font-size="12pt" style:font-size-asian="12pt" style:font-name-complex="Calibri1"/>
    </style:style>
    <style:style style:name="T7" style:family="text">
      <style:text-properties fo:font-size="12pt" fo:language="fr" fo:country="FR" style:font-size-asian="12pt"/>
    </style:style>
    <style:style style:name="T8" style:family="text">
      <style:text-properties fo:font-size="12pt" fo:language="pl" fo:country="PL" style:font-size-asian="12pt"/>
    </style:style>
    <style:style style:name="T9" style:family="text">
      <style:text-properties style:font-name="Adobe Ming Std L" style:font-name-asian="Adobe Ming Std L1"/>
    </style:style>
    <style:style style:name="T10" style:family="text">
      <style:text-properties style:font-name="Adobe Ming Std L" style:font-name-asian="Adobe Ming Std L1" style:font-name-complex="Adobe Ming Std L1"/>
    </style:style>
    <style:style style:name="T11" style:family="text">
      <style:text-properties style:font-name="SimSun" style:font-name-asian="SimSun1" style:font-name-complex="SimSun1"/>
    </style:style>
    <style:style style:name="T12" style:family="text">
      <style:text-properties style:font-name="Adobe Fan Heiti Std B" fo:font-size="22pt" style:font-name-asian="Adobe Fan Heiti Std B1" style:font-size-asian="22pt"/>
    </style:style>
    <style:style style:name="T13" style:family="text">
      <style:text-properties style:font-name="Adobe Fan Heiti Std B" fo:font-size="22pt" style:font-size-asian="22pt"/>
    </style:style>
    <style:style style:name="T14" style:family="text">
      <style:text-properties fo:font-size="18pt" style:font-size-asian="18pt"/>
    </style:style>
    <style:style style:name="T15" style:family="text">
      <style:text-properties style:text-position="super 58%" style:font-name="Calibri" fo:font-size="12pt" style:font-size-asian="12pt" style:font-name-complex="Calibri1" style:font-size-complex="12pt"/>
    </style:style>
    <style:style style:name="T16" style:family="text">
      <style:text-properties fo:color="#4472c4" loext:opacity="100%" fo:font-size="12pt" style:font-size-asian="12pt"/>
    </style:style>
    <style:style style:name="T17" style:family="text">
      <style:text-properties fo:font-size="15pt" style:font-size-asian="15pt" style:font-size-complex="15pt"/>
    </style:style>
    <style:style style:name="T18" style:family="text">
      <style:text-properties fo:language="fr" fo:country="FR"/>
    </style:style>
    <style:style style:name="T19" style:family="text">
      <style:text-properties fo:font-size="10pt" style:font-size-asian="10pt"/>
    </style:style>
    <style:style style:name="T20" style:family="text">
      <style:text-properties fo:font-size="1pt" style:font-size-asian="1pt" style:font-size-complex="1pt"/>
    </style:style>
    <style:style style:name="T21" style:family="text">
      <style:text-properties fo:font-style="italic" style:font-style-asian="italic"/>
    </style:style>
    <style:style style:name="fr1" style:family="graphic" style:parent-style-name="OLE">
      <style:graphic-properties fo:margin-left="0cm" fo:margin-right="0cm" fo:margin-top="0cm" fo:margin-bottom="0cm" style:wrap="run-through" style:number-wrapped-paragraphs="no-limit" style:vertical-pos="top" style:vertical-rel="baseline" style:horizontal-pos="from-left" style:horizontal-rel="paragraph" draw:visible-area-left="0cm" draw:visible-area-top="0cm" draw:visible-area-width="5cm" draw:visible-area-height="5cm"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
      <text:p text:style-name="P7"><text:span text:style-name="T1">摩梭</text:span><text:span text:style-name="T2">-</text:span><text:span text:style-name="T1">汉</text:span><text:span text:style-name="T2">-英-法</text:span><text:span text:style-name="T1">词典</text:span></text:p>
      <text:p text:style-name="P8"/>
      <text:p text:style-name="P8"/>
      <text:p text:style-name="P8"/>
      <text:p text:style-name="P8"/>
      <text:p text:style-name="P8"/>
      <text:p text:style-name="P7"><text:span text:style-name="T3">米可（</text:span><text:span text:style-name="T4">Alexis Michaud）</text:span><text:span text:style-name="T3">著</text:span></text:p>
      <text:p text:style-name="P8"/>
      <text:p text:style-name="P8"/>
      <text:p text:style-name="P8"/>
      <text:p text:style-name="P8"/>
      <text:p text:style-name="P8"/>
      <text:p text:style-name="P5"><text:span text:style-name="T5">1.2.1版本</text:span></text:p>
      <text:p text:style-name="P5"><text:span text:style-name="T5">2018年7月16</text:span><text:bookmark text:name="_GoBack"/><text:span text:style-name="T5">日</text:span></text:p>
      <text:p text:style-name="P9"/>
      <text:p text:style-name="P9"/>
      <text:p text:style-name="Standard"><text:span text:style-name="T9">法国国家科学研究院（CNRS）口</text:span><text:span text:style-name="T11">传语</text:span><text:span text:style-name="T10">言与文化研究所（</text:span><text:span text:style-name="T9">LACITO）泛</text:span><text:span text:style-name="T11">语资</text:span><text:span text:style-name="T10">料</text:span><text:span text:style-name="T11">库</text:span><text:span text:style-name="T10">（</text:span><text:span text:style-name="T9">Pangloss Collection）</text:span><text:span text:style-name="T11">词</text:span><text:span text:style-name="T10">典系列（</text:span><text:span text:style-name="T9">Lexica）出版</text:span></text:p>
      <text:p text:style-name="P11"><text:soft-page-break/></text:p>
      <text:p text:style-name="P13"/>
      <text:p text:style-name="P7"><text:span text:style-name="T12">前言</text:span></text:p>
      <text:p text:style-name="P12"/>
      <text:h text:style-name="Heading_20_1" text:outline-level="1"><text:span text:style-name="T14">缘起</text:span></text:h>
      <text:p text:style-name="P14"/>
      <text:p text:style-name="P16"><text:span text:style-name="T5"><text:s/>在北纬27.50度，东经100.41度的交界点上生活着一个知名的族群——摩梭人。它奇特的民族风俗使它名扬天下，但是，它的语言研究还远远跟不上它的名气。作为一名语音学家找到了摩梭语言就如同进入了阿拉丁的宝库：摩梭语音的丰富多彩，尤其是声调在整个语法系统里所起的核心作用，独特而又迷人。</text:span></text:p>
      <text:p text:style-name="P16"><text:span text:style-name="T5"><text:s/>本词典的全部信息来自于一位充满独特个人魅力的摩梭阿妈——拉它米·打史拉么。1950年出生的这位阿妈，差不多与新中国同年龄，她身上的故事就是摩梭人今天与昨天的缩影。在云南省丽江市宁蒗县永宁乡平静村独自养育了四个儿女，其中一位就是摩梭著名学者拉他咪·达石（拉他咪·王勇）。有幸结识拉他咪·达石先生与他亲爱的母亲是这本词典得以与世人见面的关键，在此向他们表示最深切的感谢。</text:span></text:p>
      <text:p text:style-name="P16"><text:span text:style-name="T5"><text:s/></text:span></text:p>
      <text:h text:style-name="P3" text:outline-level="1"><text:span text:style-name="T14">词典编辑工作</text:span></text:h>
      <text:p text:style-name="P15"/>
      <text:p text:style-name="P16"><text:span text:style-name="T5">2006年在纳西语语音研究告一段落之后，我开始了对摩梭语音的分析。开始的初衷只是进行音系分析，但却惊奇地发现摩梭声调不仅是单纯的音系问题，同时与语法有着千丝万缕的联系。这一发现，促使我开始对摩梭话进行全方位的研究。研究方法以搜集来的长篇语料为蓝本，在搜集语料的同时以长篇语料中的词汇为基准汇集成本部词典。</text:span></text:p>
      <text:p text:style-name="P16"><text:span text:style-name="T5">语言学家有三件宝：长篇语料、词典与参考语法</text:span><field:fieldmark-start text:name="Bookmark" field:type="vnd.oasis.opendocument.field.UNHANDLED"><field:param field:name="vnd.oasis.opendocument.field.code" field:value="ADDIN ZOTERO_ITEM CSL_CITATION {&quot;citationID&quot;:&quot;a1l3vid0aes&quot;,&quot;properties&quot;:{&quot;formattedCitation&quot;:&quot;\\super [1]\\nosupersub{}&quot;,&quot;plainCitation&quot;:&quot;[1]&quot;,&quot;noteIndex&quot;:0},&quot;citationItems&quot;:[{&quot;id&quot;:2116,&quot;uris&quot;:[&quot;http://zotero.org/users/1210666/items/ZDEZP53M&quot;],&quot;uri&quot;:[&quot;http://zotero.org/users/1210666/items/ZDEZP53M&quot;],&quot;itemData&quot;:{&quot;id&quot;:2116,&quot;type&quot;:&quot;article-journal&quot;,&quot;title&quot;:&quot;藏缅语的调查 (Fieldwork on Tibeto-Burman)&quot;,&quot;container-title&quot;:&quot;Yuyanxue Luncong 语言学论丛&quot;,&quot;page&quot;:&quot;98-107&quot;,&quot;volume&quot;:&quot;36&quot;,&quot;author&quot;:[{&quot;family&quot;:&quot;Sun&quot;,&quot;given&quot;:&quot;Jackson T.-S.&quot;}],&quot;issued&quot;:{&quot;date-parts&quot;:[[&quot;2007&quot;]]}}}],&quot;schema&quot;:&quot;https://github.com/citation-style-language/schema/raw/master/csl-citation.json&quot;}"/></field:fieldmark-start><text:span text:style-name="T15">[1]</text:span><field:fieldmark-end/><text:span text:style-name="T5">。以这个标准来看，长篇语料就是我囊中最大的宝贝，历时十年搜集而来的近二十个小时的资料及逐句标注翻译，已经全部在线公开</text:span><field:fieldmark-start text:name="Bookmark1" field:type="vnd.oasis.opendocument.field.UNHANDLED"><field:param field:name="vnd.oasis.opendocument.field.code" field:value="ADDIN ZOTERO_ITEM CSL_CITATION {&quot;citationID&quot;:&quot;a10f727mtvi&quot;,&quot;properties&quot;:{&quot;formattedCitation&quot;:&quot;\\super [2]\\nosupersub{}&quot;,&quot;plainCitation&quot;:&quot;[2]&quot;,&quot;noteIndex&quot;:0},&quot;citationItems&quot;:[{&quot;id&quot;:2815,&quot;uris&quot;:[&quot;http://zotero.org/groups/395957/items/WUKAHSEX&quot;],&quot;uri&quot;:[&quot;http://zotero.org/groups/395957/items/WUKAHSEX&quot;],&quot;itemData&quot;:{&quot;id&quot;:2815,&quot;type&quot;:&quot;article-journal&quot;,&quot;title&quot;:&quot;Yǒngníng Mósuōhuà (Nàyǔ) chángpiān yǔliào de jìlù zhěnglǐ yǔ yánjiū gōngzuò 永宁摩梭话（纳语）长篇语料的记录整理与研究工作 (Ongoing documentation and research about the Yongning Na language (Mosuo))&quot;,&quot;container-title&quot;:&quot;Lijiang Ethnic Studies 丽江民族研究&quot;,&quot;page&quot;:&quot;36-54&quot;,&quot;volume&quot;:&quot;5&quot;,&quot;author&quot;:[{&quot;family&quot;:&quot;Michaud&quot;,&quot;given&quot;:&quot;Alexis&quot;}],&quot;issued&quot;:{&quot;date-parts&quot;:[[&quot;2012&quot;]]}}}],&quot;schema&quot;:&quot;https://github.com/citation-style-language/schema/raw/master/csl-citation.json&quot;}"/></field:fieldmark-start><text:span text:style-name="T15">[2]</text:span><field:fieldmark-end/><text:span text:style-name="T5">。在线地址：“泛语资料库”</text:span><text:soft-page-break/><text:span text:style-name="T5">（Pangloss Collection）</text:span><field:fieldmark-start text:name="Bookmark2" field:type="vnd.oasis.opendocument.field.UNHANDLED"><field:param field:name="vnd.oasis.opendocument.field.code" field:value="ADDIN ZOTERO_ITEM CSL_CITATION {&quot;citationID&quot;:&quot;av34t67i21&quot;,&quot;properties&quot;:{&quot;formattedCitation&quot;:&quot;\\super [3]\\nosupersub{}&quot;,&quot;plainCitation&quot;:&quot;[3]&quot;,&quot;noteIndex&quot;:0},&quot;citationItems&quot;:[{&quot;id&quot;:614,&quot;uris&quot;:[&quot;http://zotero.org/users/1210666/items/AMGQGVJT&quot;],&quot;uri&quot;:[&quot;http://zotero.org/users/1210666/items/AMGQGVJT&quot;],&quot;itemData&quot;:{&quot;id&quot;:614,&quot;type&quot;:&quot;article-journal&quot;,&quot;title&quot;:&quot;Documenting and researching endangered languages: the Pangloss Collection&quot;,&quot;container-title&quot;:&quot;Language Documentation and Conservation&quot;,&quot;page&quot;:&quot;119-135&quot;,&quot;volume&quot;:&quot;8&quot;,&quot;ISSN&quot;:&quot;1934-5275&quot;,&quot;author&quot;:[{&quot;family&quot;:&quot;Michailovsky&quot;,&quot;given&quot;:&quot;Boyd&quot;},{&quot;family&quot;:&quot;Mazaudon&quot;,&quot;given&quot;:&quot;Martine&quot;},{&quot;family&quot;:&quot;Michaud&quot;,&quot;given&quot;:&quot;Alexis&quot;},{&quot;family&quot;:&quot;Guillaume&quot;,&quot;given&quot;:&quot;Séverine&quot;},{&quot;family&quot;:&quot;François&quot;,&quot;given&quot;:&quot;Alexandre&quot;},{&quot;family&quot;:&quot;Adamou&quot;,&quot;given&quot;:&quot;Evangelia&quot;}],&quot;issued&quot;:{&quot;date-parts&quot;:[[&quot;2014&quot;]]}}}],&quot;schema&quot;:&quot;https://github.com/citation-style-language/schema/raw/master/csl-citation.json&quot;}"/></field:fieldmark-start><text:span text:style-name="T15">[3]</text:span><field:fieldmark-end/><text:span text:style-name="T5">，请见</text:span><text:a xlink:type="simple" xlink:href="http://lacito.vjf.cnrs.fr/pangloss/corpus/list_rsc_en.php?lg=Na" text:style-name="Internet_20_link" text:visited-style-name="Visited_20_Internet_20_Link"><text:span text:style-name="Internet_20_link"><text:span text:style-name="T5">http://lacito.vjf.cnrs.fr/pangloss/corpus/list_rsc_en.php?lg=Na</text:span></text:span></text:a><text:span text:style-name="T5"> 。</text:span></text:p>
      <text:h text:style-name="P3" text:outline-level="1"><text:span text:style-name="T14">为什么编辑单方言词典而不编辑多方言词典</text:span></text:h>
      <text:p text:style-name="P15"/>
      <text:p text:style-name="P16"><text:span text:style-name="T5">摩梭话方言（土语）之间的差异相当大。如：‘粗绳索’，永宁阿拉瓦村是bæ˧mi˧。这个词与‘鸭子’同音。而在左所舍夸村的摩梭话里，bæ˧mi˧表示鸭子，bæ˧mi˩才表示粗绳索（第二个音节的声调为低调）。因此，本词典严格以一个地方，一个人的发音为标准音：即云南省丽江市宁蒗彝族自治县永宁乡阿拉瓦村拉它米·打史拉么女士的发音。编辑摩梭话其它方言（土语）的词典是未来摩梭话调查研究的重要方向。</text:span></text:p>
      <text:p text:style-name="P10"/>
      <text:h text:style-name="P3" text:outline-level="1"><text:span text:style-name="T14">词典的格式</text:span></text:h>
      <text:p text:style-name="P15"/>
      <text:p text:style-name="P16"><text:span text:style-name="T5">本词典有四种呈现格式：在线词典、此PDF文本、Toolbox资料库与XML资料库。内容将陆续进行更正及删补，每隔几年更新版本。如：此版本（1.2版本）新增加了罗马拼音文字，由杜玫瑰女士（</text:span><text:span text:style-name="T7">Roselle Dobbs</text:span><text:span text:style-name="T5">）提供。词典还有摩梭汉法版本</text:span><field:fieldmark-start text:name="Bookmark3" field:type="vnd.oasis.opendocument.field.UNHANDLED"><field:param field:name="vnd.oasis.opendocument.field.code" field:value="ADDIN ZOTERO_ITEM CSL_CITATION {&quot;citationID&quot;:&quot;a1jtkhb5vsg&quot;,&quot;properties&quot;:{&quot;formattedCitation&quot;:&quot;\\super [4]\\nosupersub{}&quot;,&quot;plainCitation&quot;:&quot;[4]&quot;,&quot;noteIndex&quot;:0},&quot;citationItems&quot;:[{&quot;id&quot;:3733,&quot;uris&quot;:[&quot;http://zotero.org/groups/395957/items/GV89T7QS&quot;],&quot;uri&quot;:[&quot;http://zotero.org/groups/395957/items/GV89T7QS&quot;],&quot;itemData&quot;:{&quot;id&quot;:3733,&quot;type&quot;:&quot;book&quot;,&quot;title&quot;:&quot;Dictionnaire na-chinois-français&quot;,&quot;URL&quot;:&quot;https://halshs.archives-ouvertes.fr/halshs-01204645/&quot;,&quot;author&quot;:[{&quot;family&quot;:&quot;Michaud&quot;,&quot;given&quot;:&quot;Alexis&quot;}]}}],&quot;schema&quot;:&quot;https://github.com/citation-style-language/schema/raw/master/csl-citation.json&quot;}"/></field:fieldmark-start><text:span text:style-name="T15">[4]</text:span><field:fieldmark-end/><text:span text:style-name="T5">与摩梭汉英版本</text:span><field:fieldmark-start text:name="Bookmark4" field:type="vnd.oasis.opendocument.field.UNHANDLED"><field:param field:name="vnd.oasis.opendocument.field.code" field:value="ADDIN ZOTERO_ITEM CSL_CITATION {&quot;citationID&quot;:&quot;a9i1adsbbq&quot;,&quot;properties&quot;:{&quot;formattedCitation&quot;:&quot;\\super [5]\\nosupersub{}&quot;,&quot;plainCitation&quot;:&quot;[5]&quot;,&quot;noteIndex&quot;:0},&quot;citationItems&quot;:[{&quot;id&quot;:2907,&quot;uris&quot;:[&quot;http://zotero.org/groups/395957/items/DCRZHUGE&quot;],&quot;uri&quot;:[&quot;http://zotero.org/groups/395957/items/DCRZHUGE&quot;],&quot;itemData&quot;:{&quot;id&quot;:2907,&quot;type&quot;:&quot;book&quot;,&quot;title&quot;:&quot;Na-English-Chinese-French dictionary&quot;,&quot;number-of-pages&quot;:&quot;256&quot;,&quot;URL&quot;:&quot;https://halshs.archives-ouvertes.fr/halshs-01204638&quot;,&quot;author&quot;:[{&quot;family&quot;:&quot;Michaud&quot;,&quot;given&quot;:&quot;Alexis&quot;}],&quot;issued&quot;:{&quot;date-parts&quot;:[[&quot;2015&quot;]]}}}],&quot;schema&quot;:&quot;https://github.com/citation-style-language/schema/raw/master/csl-citation.json&quot;}"/></field:fieldmark-start><text:span text:style-name="T15">[5]</text:span><field:fieldmark-end/><text:span text:style-name="T5">。</text:span></text:p>
      <text:p text:style-name="P16"><text:span text:style-name="T5">欢迎读者的指正与批评。来信请寄</text:span><text:span text:style-name="T16">alexis.michaud@cnrs.fr</text:span><text:span text:style-name="T5">。</text:span></text:p>
      <text:p text:style-name="P10"/>
      <text:h text:style-name="P3" text:outline-level="1"><text:span text:style-name="T14">词条结构</text:span></text:h>
      <text:p text:style-name="P15"/>
      <text:p text:style-name="P16"><text:span text:style-name="T5">每个词条先后介绍该词的深层音系，表层音系（单独发音），罗马拼音文字写法，词类，声调类，英、汉、法翻译等信息，最后链接到一些有关系的词，如：常用量词、同义词、反义词等等。如‘公鹅’这个词，用国际音标写其深层音系为</text:span><text:span text:style-name="T8">/ɑ˩pʰv̩#˥/</text:span><text:span text:style-name="T5">，表层音系（单独发音）为</text:span><text:span text:style-name="T8">/ɑ˩pʰv̩˥/</text:span><text:span text:style-name="T5">，罗马拼音文字写法为opu，词类为名词，声调类为LM+</text:span><text:span text:style-name="T8">#</text:span><text:span text:style-name="T5">H，英语翻译为gander；male goose、汉语翻译为‘公鹅’、法语翻译为Jars：</text:span><text:span text:style-name="T7">mâle de l’oie，常用量词为</text:span><text:span text:style-name="T8">mi˩。</text:span></text:p>
      <text:p text:style-name="P7"><text:soft-page-break/><draw:frame draw:style-name="fr1" draw:name="Objet1" text:anchor-type="as-char" svg:width="7.112cm" svg:height="2.032cm" draw:z-index="0"><draw:object-ole xlink:href="./Obj100" xlink:type="simple" xlink:show="embed" xlink:actuate="onLoad"/><draw:image xlink:href="./ObjectReplacements/Obj100" xlink:type="simple" xlink:show="embed" xlink:actuate="onLoad"/></draw:frame></text:p>
      <text:h text:style-name="P4" text:outline-level="2"><text:span text:style-name="T17">声调的记法</text:span></text:h>
      <text:p text:style-name="P16"><text:span text:style-name="T5">本词典以国际音标为注音基础。因声调标注系统比较复杂，启用了一套专门符号，其用法及说明见</text:span><field:fieldmark-start text:name="Bookmark5" field:type="vnd.oasis.opendocument.field.UNHANDLED"><field:param field:name="vnd.oasis.opendocument.field.code" field:value="ADDIN ZOTERO_ITEM CSL_CITATION {&quot;citationID&quot;:&quot;a1qcf1va0nh&quot;,&quot;properties&quot;:{&quot;formattedCitation&quot;:&quot;\\super [6]\\nosupersub{}&quot;,&quot;plainCitation&quot;:&quot;[6]&quot;,&quot;noteIndex&quot;:0},&quot;citationItems&quot;:[{&quot;id&quot;:1887,&quot;uris&quot;:[&quot;http://zotero.org/groups/395957/items/HGHN5WRK&quot;],&quot;uri&quot;:[&quot;http://zotero.org/groups/395957/items/HGHN5WRK&quot;],&quot;itemData&quot;:{&quot;id&quot;:1887,&quot;type&quot;:&quot;book&quot;,&quot;title&quot;:&quot;Tone in Yongning Na: lexical tones and morphotonology&quot;,&quot;collection-title&quot;:&quot;Studies in Diversity Linguistics&quot;,&quot;collection-number&quot;:&quot;13&quot;,&quot;publisher&quot;:&quot;Language Science Press&quot;,&quot;publisher-place&quot;:&quot;Berlin&quot;,&quot;number-of-pages&quot;:&quot;612&quot;,&quot;event-place&quot;:&quot;Berlin&quot;,&quot;URL&quot;:&quot;http://langsci-press.org/catalog/book/109&quot;,&quot;ISBN&quot;:&quot;978-3-946234-86-9&quot;,&quot;note&quot;:&quot;10.5281/zenodo.439004&quot;,&quot;author&quot;:[{&quot;family&quot;:&quot;Michaud&quot;,&quot;given&quot;:&quot;Alexis&quot;}],&quot;issued&quot;:{&quot;date-parts&quot;:[[&quot;2017&quot;]]}}}],&quot;schema&quot;:&quot;https://github.com/citation-style-language/schema/raw/master/csl-citation.json&quot;}"/></field:fieldmark-start><text:span text:style-name="T15">[6]</text:span><field:fieldmark-end/><text:span text:style-name="T5">（在线：</text:span><text:a xlink:type="simple" xlink:href="http://langsci-press.org/catalog/book/109" text:style-name="Internet_20_link" text:visited-style-name="Visited_20_Internet_20_Link"><text:span text:style-name="Internet_20_link"><text:span text:style-name="T5">http://langsci-press.org/catalog/book/109</text:span></text:span></text:a><text:span text:style-name="T5">）。</text:span></text:p>
      <text:h text:style-name="P4" text:outline-level="2"><text:span text:style-name="T17">例子的不同类型</text:span></text:h>
      <text:p text:style-name="P16"><text:span text:style-name="T18">例子中，有两种特别标注的类型。一是谚语与俗语，带有“（谚语）”这个标注。</text:span></text:p>
      <text:p text:style-name="P7"><draw:frame draw:style-name="fr1" draw:name="Objet2" text:anchor-type="as-char" svg:width="7.763cm" svg:height="3.881cm" draw:z-index="1"><draw:object-ole xlink:href="./Obj101" xlink:type="simple" xlink:show="embed" xlink:actuate="onLoad"/><draw:image xlink:href="./ObjectReplacements/Obj101" xlink:type="simple" xlink:show="embed" xlink:actuate="onLoad"/></draw:frame></text:p>
      <text:p text:style-name="P16"><text:span text:style-name="T18">二是音系研究资料：引出这些例子，是为了了解这个词在不同语境的声调变化。</text:span></text:p>
      <text:p text:style-name="P7"><draw:frame draw:style-name="fr1" draw:name="Objet3" text:anchor-type="as-char" svg:width="8.149cm" svg:height="3.129cm" draw:z-index="2"><draw:object-ole xlink:href="./Obj102" xlink:type="simple" xlink:show="embed" xlink:actuate="onLoad"/><draw:image xlink:href="./ObjectReplacements/Obj102" xlink:type="simple" xlink:show="embed" xlink:actuate="onLoad"/></draw:frame></text:p>
      <text:p text:style-name="P18"/>
      <text:p text:style-name="P18"/>
      <text:h text:style-name="P3" text:outline-level="1"><text:span text:style-name="T14">摩梭话调查研究在当前语言学界的重要性</text:span></text:h>
      <text:p text:style-name="P15"/>
      <text:p text:style-name="P16"><text:span text:style-name="T5">当前（2018年），摩梭话在语言学研究中的重要性，特别表现在声调研究与语言调查新工具两方面。</text:span></text:p>
      <text:h text:style-name="P4" text:outline-level="2"><text:soft-page-break/><text:span text:style-name="T17">声调研究</text:span></text:h>
      <text:p text:style-name="P16"><text:span text:style-name="T5">《摩梭话声调研究》一书于2017年4月问世，得到了国际语言学界的广泛关注，如：国际知名汉藏语系语言研究专家加州伯克莱大学马提索夫教授（James A. Matisoff）写道：</text:span></text:p>
      <text:p text:style-name="P17"><text:span text:style-name="T19">《摩梭话声调研究》一本象征着藏缅语支声调研究最高水准的著作：它有着极其翔实的细节描写及深刻的科学分析。这本声调研究的鸿篇巨制为未来所有的藏缅声调形态研究树立了一个标杆。</text:span></text:p>
      <text:p text:style-name="P16"><text:span text:style-name="T5">香港城市大学李蕙心教授写道：</text:span></text:p>
      <text:p text:style-name="P17"><text:span text:style-name="T19">米可教授的Tone in Yongning Na: Lexical Tones and Morphotonology是一本专业著作, 全面及细致地去描绘汉语语系或藏缅语系中语言的声调和声调模式。这本书绝对是学术界的经典著作。</text:span></text:p>
      <text:p text:style-name="P16"><text:span text:style-name="T5">纽约市立大学研究生院朱丽叶特·布莱文斯教授（Juliette Blevins）（《演化音系学——语音模式的产生》著者）写道：</text:span></text:p>
      <text:p text:style-name="P17"><text:span text:style-name="T19">本书提供了一个恢弘的声调分析：声调类别；声调与音节结合的音系规律；以及各种语境下语法结构中特有的变调规律。其中不仅给出了全新的内容，也具备独特的叙述风格：不是从既有视角来复述语言结构，更给读者以一个进阶式的分析途径，因此读者可以一步一步紧跟着作者的科学研究路径，欣赏或评论。因此，此本著作具备了广泛的语言学应用基础：一部对第一手研究语料的使用示范；一部语言田野调查的基础教材；一部语言记载教程 ；一部语言描写教程。米可博士准确而清晰地指出了各种不同类型的材料（语音，音系/类别，变体）的具体研究应用，并以开放获取的方式将原材料提供给了更广泛的科学研究领域。（……）读者通过内容丰富的摩梭话词典(在线），深厚的多媒体摩梭话长篇语料(在线），及本书组成了一个完整的摩梭话研究视野。总而言之，本书字里行间所表现出来的新鲜透明度，对于涉及到的语言学各个研究领域都具有启发性的推动作用。</text:span></text:p>
      <text:p text:style-name="P16"><text:span text:style-name="T5">法国国家科学研究院（CNRS）东亚语言研究所（CRLAO）研究员向柏霖（Guillaume Jacques）写道：</text:span></text:p>
      <text:p text:style-name="P17"><text:span text:style-name="T19">这是期待已久的一部关于汉藏语系中最复杂，最难以分析的声调系统之一的大作。</text:span></text:p>
      <text:p text:style-name="P16"><text:span text:style-name="T5">《摩梭话声调研究》的两篇长篇书评已发表：一篇由东南亚语言学专家Mark Alves撰写</text:span><field:fieldmark-start text:name="Bookmark6" field:type="vnd.oasis.opendocument.field.UNHANDLED"><field:param field:name="vnd.oasis.opendocument.field.code" field:value="ADDIN ZOTERO_ITEM CSL_CITATION {&quot;citationID&quot;:&quot;a27rtqlsc49&quot;,&quot;properties&quot;:{&quot;formattedCitation&quot;:&quot;\\super [7]\\nosupersub{}&quot;,&quot;plainCitation&quot;:&quot;[7]&quot;,&quot;noteIndex&quot;:0},&quot;citationItems&quot;:[{&quot;id&quot;:3652,&quot;uris&quot;:[&quot;http://zotero.org/groups/395957/items/DN8YBZ4A&quot;],&quot;uri&quot;:[&quot;http://zotero.org/groups/395957/items/DN8YBZ4A&quot;],&quot;itemData&quot;:{&quot;id&quot;:3652,&quot;type&quot;:&quot;article-journal&quot;,&quot;title&quot;:&quot;Review of Tone in Yongning Na: Lexical Tones and Morphotonology by Alexis Michaud&quot;,&quot;container-title&quot;:&quot;Journal of the Southeast Asian Linguistics Society&quot;,&quot;page&quot;:&quot;xxx-xxxiv&quot;,&quot;volume&quot;:&quot;10&quot;,&quot;issue&quot;:&quot;2&quot;,&quot;DOI&quot;:&quot;hdl.handle.net/10524/52412&quot;,&quot;author&quot;:[{&quot;family&quot;:&quot;Alves&quot;,&quot;given&quot;:&quot;Mark&quot;}],&quot;issued&quot;:{&quot;date-parts&quot;:[[&quot;2017&quot;]]}}}],&quot;schema&quot;:&quot;https://github.com/citation-style-language/schema/raw/master/csl-citation.json&quot;}"/></field:fieldmark-start><text:span text:style-name="T15">[7]</text:span><field:fieldmark-end/><text:span text:style-name="T5">，另一篇由俄罗斯国立人文大学</text:span><text:span text:style-name="T7">Maria Konoshenko</text:span><text:span text:style-name="T5">（非洲曼德Mande语言专家）撰写</text:span><field:fieldmark-start text:name="Bookmark7" field:type="vnd.oasis.opendocument.field.UNHANDLED"><field:param field:name="vnd.oasis.opendocument.field.code" field:value="ADDIN ZOTERO_ITEM CSL_CITATION {&quot;citationID&quot;:&quot;a1of3bktjjd&quot;,&quot;properties&quot;:{&quot;formattedCitation&quot;:&quot;\\super [8]\\nosupersub{}&quot;,&quot;plainCitation&quot;:&quot;[8]&quot;,&quot;noteIndex&quot;:0},&quot;citationItems&quot;:[{&quot;id&quot;:3734,&quot;uris&quot;:[&quot;http://zotero.org/groups/395957/items/JVGB7LGJ&quot;],&quot;uri&quot;:[&quot;http://zotero.org/groups/395957/items/JVGB7LGJ&quot;],&quot;itemData&quot;:{&quot;id&quot;:3734,&quot;type&quot;:&quot;article-journal&quot;,&quot;title&quot;:&quot;Review of Tone in Yongning Na: Lexical tones and morphotonology&quot;,&quot;container-title&quot;:&quot;Language Documentation and Conservation&quot;,&quot;page&quot;:&quot;47-52&quot;,&quot;volume&quot;:&quot;12&quot;,&quot;author&quot;:[{&quot;family&quot;:&quot;Konoshenko&quot;,&quot;given&quot;:&quot;Maria&quot;}],&quot;issued&quot;:{&quot;date-parts&quot;:[[&quot;2018&quot;]]}}}],&quot;schema&quot;:&quot;https://github.com/citation-style-language/schema/raw/master/csl-citation.json&quot;}"/></field:fieldmark-start><text:span text:style-name="T15">[8]</text:span><field:fieldmark-end/><text:span text:style-name="T5">。</text:span></text:p>
      <text:h text:style-name="P4" text:outline-level="2"><text:soft-page-break/><text:span text:style-name="T17">自动记音：摩梭话调查与人工智能的结合</text:span></text:h>
      <text:p text:style-name="P16"><text:span text:style-name="T5">2015年起，我开始与澳大利亚计算机博士Oliver Adams合作，他采用我录制的摩梭话语料，先后设计了不同几类的人工智能实验性软件。2017年春，Oliver设计了摩梭话自动记音系统，效果惊人，语言学界反响强烈。摩梭话因此目前在国际语言学界被视为人工智能化的实验语言前列</text:span><field:fieldmark-start text:name="Bookmark8" field:type="vnd.oasis.opendocument.field.UNHANDLED"><field:param field:name="vnd.oasis.opendocument.field.code" field:value="ADDIN ZOTERO_ITEM CSL_CITATION {&quot;citationID&quot;:&quot;a7sdihhfgl&quot;,&quot;properties&quot;:{&quot;formattedCitation&quot;:&quot;\\super [9\\uc0\\u8211{}11]\\nosupersub{}&quot;,&quot;plainCitation&quot;:&quot;[9–11]&quot;,&quot;noteIndex&quot;:0},&quot;citationItems&quot;:[{&quot;id&quot;:3584,&quot;uris&quot;:[&quot;http://zotero.org/groups/395957/items/4A3M66WP&quot;],&quot;uri&quot;:[&quot;http://zotero.org/groups/395957/items/4A3M66WP&quot;],&quot;itemData&quot;:{&quot;id&quot;:3584,&quot;type&quot;:&quot;paper-conference&quot;,&quot;title&quot;:&quot;Phonemic transcription of low-resource tonal languages&quot;,&quot;container-title&quot;:&quot;Proceedings of ALTA 2017 (Australasian Language Technology Association Workshop)&quot;,&quot;publisher-place&quot;:&quot;Brisbane&quot;,&quot;page&quot;:&quot;53-60&quot;,&quot;event&quot;:&quot;2017 Australasian Language Technology Association Workshop&quot;,&quot;event-place&quot;:&quot;Brisbane&quot;,&quot;abstract&quot;:&quot;Transcription of speech is an important part of language documentation, and yet speech recognition technology has not been widely harnessed to aid linguists. We explore the use of a neural network architecture with the connectionist temporal classification loss function for phonemic and tonal transcription in a language documentation setting. In this framework, we explore jointly modelling phonemes and tones versus modelling them separately, and assess the importance of pitch information versus phonemic context for tonal prediction. Experiments on two tonal languages, Yongning Na and Eastern Chatino, show the changes in recognition performance as training data is scaled from 10 minutes to 150 minutes. We discuss the findings from incorporating this technology into the linguistic workflow for documenting Yongning Na, which show the method’s promise in improving efficiency, minimizing typographical errors, and maintaining the transcription’s faithfulness to the acoustic signal, while highlighting phonetic and phonemic facts for linguistic consideration.&quot;,&quot;URL&quot;:&quot;https://halshs.archives-ouvertes.fr/halshs-01656683&quot;,&quot;author&quot;:[{&quot;family&quot;:&quot;Adams&quot;,&quot;given&quot;:&quot;Oliver&quot;},{&quot;family&quot;:&quot;Cohn&quot;,&quot;given&quot;:&quot;Trevor&quot;},{&quot;family&quot;:&quot;Neubig&quot;,&quot;given&quot;:&quot;Graham&quot;},{&quot;family&quot;:&quot;Michaud&quot;,&quot;given&quot;:&quot;Alexis&quot;}],&quot;issued&quot;:{&quot;date-parts&quot;:[[&quot;2017&quot;]]}}},{&quot;id&quot;:3681,&quot;uris&quot;:[&quot;http://zotero.org/groups/395957/items/9AT7IY5P&quot;],&quot;uri&quot;:[&quot;http://zotero.org/groups/395957/items/9AT7IY5P&quot;],&quot;itemData&quot;:{&quot;id&quot;:3681,&quot;type&quot;:&quot;paper-conference&quot;,&quot;title&quot;:&quot;Evaluating phonemic transcription of low-resource tonal languages for language documentation&quot;,&quot;container-title&quot;:&quot;Proceedings of LREC 2018 (Language Resources and Evaluation Conference)&quot;,&quot;publisher-place&quot;:&quot;Miyazaki&quot;,&quot;event&quot;:&quot;LREC 2018 (Language Resources and Evaluation Conference)&quot;,&quot;event-place&quot;:&quot;Miyazaki&quot;,&quot;URL&quot;:&quot;https://halshs.archives-ouvertes.fr/halshs-01709648&quot;,&quot;author&quot;:[{&quot;family&quot;:&quot;Adams&quot;,&quot;given&quot;:&quot;Oliver&quot;},{&quot;family&quot;:&quot;Cohn&quot;,&quot;given&quot;:&quot;Trevor&quot;},{&quot;family&quot;:&quot;Neubig&quot;,&quot;given&quot;:&quot;Graham&quot;},{&quot;family&quot;:&quot;Cruz&quot;,&quot;given&quot;:&quot;Hilaria&quot;},{&quot;family&quot;:&quot;Bird&quot;,&quot;given&quot;:&quot;Steven&quot;},{&quot;family&quot;:&quot;Michaud&quot;,&quot;given&quot;:&quot;Alexis&quot;}],&quot;issued&quot;:{&quot;date-parts&quot;:[[&quot;2018&quot;]]}}},{&quot;id&quot;:3668,&quot;uris&quot;:[&quot;http://zotero.org/users/1210666/items/97HATY96&quot;],&quot;uri&quot;:[&quot;http://zotero.org/users/1210666/items/97HATY96&quot;],&quot;itemData&quot;:{&quot;id&quot;:3668,&quot;type&quot;:&quot;thesis&quot;,&quot;title&quot;:&quot;Automatic understanding of unwritten languages&quot;,&quot;publisher&quot;:&quot;The University of Melbourne&quot;,&quot;publisher-place&quot;:&quot;Melbourne&quot;,&quot;genre&quot;:&quot;Ph.D.&quot;,&quot;event-place&quot;:&quot;Melbourne&quot;,&quot;author&quot;:[{&quot;family&quot;:&quot;Adams&quot;,&quot;given&quot;:&quot;Oliver&quot;}],&quot;issued&quot;:{&quot;date-parts&quot;:[[&quot;2018&quot;]]}}}],&quot;schema&quot;:&quot;https://github.com/citation-style-language/schema/raw/master/csl-citation.json&quot;}"/></field:fieldmark-start><text:span text:style-name="T15">[9–11]</text:span><field:fieldmark-end/><text:span text:style-name="T5">。介绍技术方面的会议论文，可以这里下载：</text:span><text:a xlink:type="simple" xlink:href="https://halshs.archives-ouvertes.fr/halshs-01709648/document" text:style-name="Internet_20_link" text:visited-style-name="Visited_20_Internet_20_Link"><text:span text:style-name="Internet_20_link"><text:span text:style-name="T5">https://halshs.archives-ouvertes.fr/halshs-01709648/document</text:span></text:span></text:a><text:span text:style-name="T5">。</text:span></text:p>
      <text:p text:style-name="P19"/>
      <text:h text:style-name="P3" text:outline-level="1"><text:span text:style-name="T14">致谢</text:span></text:h>
      <text:p text:style-name="P16"><text:span text:style-name="T20"><text:tab/></text:span></text:p>
      <text:p text:style-name="P16"><text:span text:style-name="T5">拉它米·打史拉么阿妈及全家人、拉他咪·达石（摩梭知名学者，出版有多部摩梭文化研究专著</text:span><field:fieldmark-start text:name="Bookmark9" field:type="vnd.oasis.opendocument.field.UNHANDLED"><field:param field:name="vnd.oasis.opendocument.field.code" field:value="ADDIN ZOTERO_ITEM CSL_CITATION {&quot;citationID&quot;:&quot;aks24r1qh8&quot;,&quot;properties&quot;:{&quot;formattedCitation&quot;:&quot;\\super [12\\uc0\\u8211{}15]\\nosupersub{}&quot;,&quot;plainCitation&quot;:&quot;[12–15]&quot;,&quot;noteIndex&quot;:0},&quot;citationItems&quot;:[{&quot;id&quot;:1362,&quot;uris&quot;:[&quot;http://zotero.org/groups/395957/items/RA7INQRM&quot;],&quot;uri&quot;:[&quot;http://zotero.org/groups/395957/items/RA7INQRM&quot;],&quot;itemData&quot;:{&quot;id&quot;:1362,&quot;type&quot;:&quot;chapter&quot;,&quot;title&quot;:&quot;A description of endangered phonemic oppositions in Mosuo (Yongning Na)&quot;,&quot;container-title&quot;:&quot;Issues of language endangerment&quot;,&quot;publisher&quot;:&quot;Intellectual Property Publishing House 知识产权出版社&quot;,&quot;publisher-place&quot;:&quot;Beijing 北京&quot;,&quot;page&quot;:&quot;55-71&quot;,&quot;event-place&quot;:&quot;Beijing 北京&quot;,&quot;author&quot;:[{&quot;family&quot;:&quot;Michaud&quot;,&quot;given&quot;:&quot;Alexis&quot;},{&quot;family&quot;:&quot;Latami Dashi&quot;,&quot;given&quot;:&quot;&quot;}],&quot;editor&quot;:[{&quot;family&quot;:&quot;De Graaf&quot;,&quot;given&quot;:&quot;Tjeerd&quot;},{&quot;family&quot;:&quot;Xu Shixuan&quot;,&quot;given&quot;:&quot;&quot;},{&quot;family&quot;:&quot;Brassett&quot;,&quot;given&quot;:&quot;Cecilia&quot;}],&quot;issued&quot;:{&quot;date-parts&quot;:[[&quot;2011&quot;]]}}},{&quot;id&quot;:2819,&quot;uris&quot;:[&quot;http://zotero.org/groups/395957/items/73BKPNFJ&quot;],&quot;uri&quot;:[&quot;http://zotero.org/groups/395957/items/73BKPNFJ&quot;],&quot;itemData&quot;:{&quot;id&quot;:2819,&quot;type&quot;:&quot;book&quot;,&quot;title&quot;:&quot;Mósuō shèhuì wénhuà yánjiū lùnwénjí (1960-2005) 摩梭社会文化研究论文集（1960-2005）(A collection of research articles about Mosuo society and culture, 1960-2005)&quot;,&quot;publisher&quot;:&quot;Yunnan University Press 云南大学出版社&quot;,&quot;publisher-place&quot;:&quot;Kunming 昆明&quot;,&quot;event-place&quot;:&quot;Kunming 昆明&quot;,&quot;note&quot;:&quot;2&quot;,&quot;author&quot;:[{&quot;family&quot;:&quot;Lātāmī&quot;,&quot;given&quot;:&quot;Dáshí 拉他咪·达石&quot;}],&quot;issued&quot;:{&quot;date-parts&quot;:[[&quot;2006&quot;]]}}},{&quot;id&quot;:2820,&quot;uris&quot;:[&quot;http://zotero.org/groups/395957/items/KTKZDTJT&quot;],&quot;uri&quot;:[&quot;http://zotero.org/groups/395957/items/KTKZDTJT&quot;],&quot;itemData&quot;:{&quot;id&quot;:2820,&quot;type&quot;:&quot;book&quot;,&quot;title&quot;:&quot;Chéngxiāng zhī jiān de cūnluò — Nínglàng Yízú zìzhìxiàn Làngqú qūyù Mósuōrén de wénhuà shēnghuó shǐ 城乡之间的村落—宁蒗彝族自治县蒗蕖区域摩梭人的文化生活史 (Villages between city and countryside — The cultural history of the Mosuo in Langqu district of the Ninglang Yi autonomous county)&quot;,&quot;publisher&quot;:&quot;The Nationalities Publishing House of Yunnan 云南民族出版社&quot;,&quot;publisher-place&quot;:&quot;Kunming 昆明&quot;,&quot;event-place&quot;:&quot;Kunming 昆明&quot;,&quot;ISBN&quot;:&quot;978-7-5367-4558-2&quot;,&quot;author&quot;:[{&quot;family&quot;:&quot;Lātāmī&quot;,&quot;given&quot;:&quot;Dáshí 拉他咪·达石&quot;}],&quot;issued&quot;:{&quot;date-parts&quot;:[[&quot;2009&quot;]]}}},{&quot;id&quot;:2981,&quot;uris&quot;:[&quot;http://zotero.org/groups/395957/items/HHCGPDCD&quot;],&quot;uri&quot;:[&quot;http://zotero.org/groups/395957/items/HHCGPDCD&quot;],&quot;itemData&quot;:{&quot;id&quot;:2981,&quot;type&quot;:&quot;book&quot;,&quot;title&quot;:&quot;Xīnsuì yǔ yōushāng——Mósuō wénhuà tiányě diàochá bàogào wénjí 心碎与忧伤——摩梭文化田野调查报告文集 (Grief and sorrow: a collection of fieldwork research reports about Mosuo culture)&quot;,&quot;publisher&quot;:&quot;云南民族出版社&quot;,&quot;publisher-place&quot;:&quot;昆明&quot;,&quot;event-place&quot;:&quot;昆明&quot;,&quot;author&quot;:[{&quot;family&quot;:&quot;Lātāmī&quot;,&quot;given&quot;:&quot;Wángyǒng 拉他咪·王勇&quot;}],&quot;issued&quot;:{&quot;date-parts&quot;:[[&quot;2016&quot;]]}}}],&quot;schema&quot;:&quot;https://github.com/citation-style-language/schema/raw/master/csl-citation.json&quot;}"/></field:fieldmark-start><text:span text:style-name="T15">[12–15]</text:span><field:fieldmark-end/><text:span text:style-name="T5">）、李德静（丽江市东巴文化研究院院长）、黄行（中央社会科学院民族学研究所所长）、段炳昌（云南大学人文学院院长）、王卫东（云南大学人文学院中文系系主任）、和学光（云南党校图书馆馆长）、赵燕珍（云南大学人文学院中文系教授）、杨立权（云南大学人文学院中文系教授）、丁思之教授（普米语研究专家）、拉木嘎吐萨（摩梭知名学者）、李子鹤（纳西语研究专家</text:span><field:fieldmark-start text:name="Bookmark10" field:type="vnd.oasis.opendocument.field.UNHANDLED"><field:param field:name="vnd.oasis.opendocument.field.code" field:value="ADDIN ZOTERO_ITEM CSL_CITATION {&quot;citationID&quot;:&quot;a1k7lls1q0v&quot;,&quot;properties&quot;:{&quot;formattedCitation&quot;:&quot;\\super [16]\\nosupersub{}&quot;,&quot;plainCitation&quot;:&quot;[16]&quot;,&quot;noteIndex&quot;:0},&quot;citationItems&quot;:[{&quot;id&quot;:2882,&quot;uris&quot;:[&quot;http://zotero.org/groups/395957/items/CJ9NQTUE&quot;],&quot;uri&quot;:[&quot;http://zotero.org/groups/395957/items/CJ9NQTUE&quot;],&quot;itemData&quot;:{&quot;id&quot;:2882,&quot;type&quot;:&quot;article-journal&quot;,&quot;title&quot;:&quot;Nàxī yǔyán yánjiū huígù - Jiānlùn yǔyán zài wénhuà yánjiū zhōng de jīchǔ dìwèi 纳西语言研究回顾——兼论语言在文化研究中的基础地位 (A review of Naxi language studies, with a discussion of the fundamental role of cultural studies for linguistic research)&quot;,&quot;container-title&quot;:&quot;Chama Gudao Yanjiu Jikan 茶马古道研究集刊&quot;,&quot;page&quot;:&quot;125-131&quot;,&quot;volume&quot;:&quot;4&quot;,&quot;author&quot;:[{&quot;family&quot;:&quot;Lǐ&quot;,&quot;given&quot;:&quot;Zǐhè 李子鹤&quot;}],&quot;issued&quot;:{&quot;date-parts&quot;:[[&quot;2015&quot;]]}}}],&quot;schema&quot;:&quot;https://github.com/citation-style-language/schema/raw/master/csl-citation.json&quot;}"/></field:fieldmark-start><text:span text:style-name="T15">[16]</text:span><field:fieldmark-end/><text:span text:style-name="T5">）、阿慧（摩梭人，语言与文化硕士</text:span><field:fieldmark-start text:name="Bookmark11" field:type="vnd.oasis.opendocument.field.UNHANDLED"><field:param field:name="vnd.oasis.opendocument.field.code" field:value="ADDIN ZOTERO_ITEM CSL_CITATION {&quot;citationID&quot;:&quot;a1mii49dhnj&quot;,&quot;properties&quot;:{&quot;formattedCitation&quot;:&quot;\\super [17]\\nosupersub{}&quot;,&quot;plainCitation&quot;:&quot;[17]&quot;,&quot;noteIndex&quot;:0},&quot;citationItems&quot;:[{&quot;id&quot;:3099,&quot;uris&quot;:[&quot;http://zotero.org/groups/395957/items/VT8Q8QXT&quot;],&quot;uri&quot;:[&quot;http://zotero.org/groups/395957/items/VT8Q8QXT&quot;],&quot;itemData&quot;:{&quot;id&quot;:3099,&quot;type&quot;:&quot;thesis&quot;,&quot;title&quot;:&quot;永宁摩梭话“le+V+se”结构的声调实验分析——阿拉瓦和舍垮的对比 [An experimental analysis of the tones of “le+V+se” in the Yongning Mosuo Language: a comparison between Alawa and Shekua dialects]&quot;,&quot;publisher&quot;:&quot;云南大学文学院 Yunnan University&quot;,&quot;publisher-place&quot;:&quot;昆明&quot;,&quot;number-of-pages&quot;:&quot;96&quot;,&quot;genre&quot;:&quot;中国少数民族语言文学专业硕士研究生学位论文 M.A. thesis&quot;,&quot;event-place&quot;:&quot;昆明&quot;,&quot;call-number&quot;:&quot;学号12013000444&quot;,&quot;author&quot;:[{&quot;family&quot;:&quot;Ā&quot;,&quot;given&quot;:&quot;Huì 阿慧&quot;}],&quot;issued&quot;:{&quot;date-parts&quot;:[[&quot;2016&quot;]]}}}],&quot;schema&quot;:&quot;https://github.com/citation-style-language/schema/raw/master/csl-citation.json&quot;}"/></field:fieldmark-start><text:span text:style-name="T15">[17]</text:span><field:fieldmark-end/><text:span text:style-name="T5">）、和丽昆（纳西语研究专家</text:span><field:fieldmark-start text:name="Bookmark12" field:type="vnd.oasis.opendocument.field.UNHANDLED"><field:param field:name="vnd.oasis.opendocument.field.code" field:value="ADDIN ZOTERO_ITEM CSL_CITATION {&quot;citationID&quot;:&quot;ao1ec599gg&quot;,&quot;properties&quot;:{&quot;formattedCitation&quot;:&quot;\\super [18]\\nosupersub{}&quot;,&quot;plainCitation&quot;:&quot;[18]&quot;,&quot;noteIndex&quot;:0},&quot;citationItems&quot;:[{&quot;id&quot;:2880,&quot;uris&quot;:[&quot;http://zotero.org/groups/395957/items/NGJWVMJX&quot;],&quot;uri&quot;:[&quot;http://zotero.org/groups/395957/items/NGJWVMJX&quot;],&quot;itemData&quot;:{&quot;id&quot;:2880,&quot;type&quot;:&quot;article-journal&quot;,&quot;title&quot;:&quot;Phonemic and tonal analysis of the Pianding dialect of Naxi (Dadong County, Lijiang Municipality)&quot;,&quot;container-title&quot;:&quot;Cahiers de Linguistique - Asie Orientale&quot;,&quot;page&quot;:&quot;1-35 plus online Appendices&quot;,&quot;volume&quot;:&quot;44&quot;,&quot;issue&quot;:&quot;1&quot;,&quot;DOI&quot;:&quot;10.1163/19606028-00441p01&quot;,&quot;author&quot;:[{&quot;family&quot;:&quot;Michaud&quot;,&quot;given&quot;:&quot;Alexis&quot;},{&quot;family&quot;:&quot;He&quot;,&quot;given&quot;:&quot;Likun&quot;}],&quot;issued&quot;:{&quot;date-parts&quot;:[[&quot;2015&quot;]]}}}],&quot;schema&quot;:&quot;https://github.com/citation-style-language/schema/raw/master/csl-citation.json&quot;}"/></field:fieldmark-start><text:span text:style-name="T15">[18]</text:span><field:fieldmark-end/><text:span text:style-name="T5">）、</text:span><text:span text:style-name="T6">Céline B</text:span><text:span text:style-name="T5">uret（工程师）、Benjamin Galliot（工程师）、</text:span><text:span text:style-name="T6">Séverine Guillaum</text:span><text:span text:style-name="T5">e（工程师</text:span><field:fieldmark-start text:name="Bookmark13" field:type="vnd.oasis.opendocument.field.UNHANDLED"><field:param field:name="vnd.oasis.opendocument.field.code" field:value="ADDIN ZOTERO_ITEM CSL_CITATION {&quot;citationID&quot;:&quot;atddekql7&quot;,&quot;properties&quot;:{&quot;formattedCitation&quot;:&quot;\\super [19]\\nosupersub{}&quot;,&quot;plainCitation&quot;:&quot;[19]&quot;,&quot;noteIndex&quot;:0},&quot;citationItems&quot;:[{&quot;id&quot;:3636,&quot;uris&quot;:[&quot;http://zotero.org/users/1210666/items/ETCYUTKE&quot;],&quot;uri&quot;:[&quot;http://zotero.org/users/1210666/items/ETCYUTKE&quot;],&quot;itemData&quot;:{&quot;id&quot;:3636,&quot;type&quot;:&quot;paper-conference&quot;,&quot;title&quot;:&quot;Vers des ressources électroniques interconnectées: Lexica, les dictionnaires de la collection Pangloss&quot;,&quot;container-title&quot;:&quot;9èmes Journées Internationales de la Linguistique de corpus&quot;,&quot;publisher-place&quot;:&quot;Grenoble&quot;,&quot;page&quot;:&quot;48-51&quot;,&quot;event-place&quot;:&quot;Grenoble&quot;,&quot;author&quot;:[{&quot;family&quot;:&quot;Bonnet&quot;,&quot;given&quot;:&quot;Rémy&quot;},{&quot;family&quot;:&quot;Buret&quot;,&quot;given&quot;:&quot;Céline&quot;},{&quot;family&quot;:&quot;François&quot;,&quot;given&quot;:&quot;Alexandre&quot;},{&quot;family&quot;:&quot;Galliot&quot;,&quot;given&quot;:&quot;Benjamin&quot;},{&quot;family&quot;:&quot;Guillaume&quot;,&quot;given&quot;:&quot;Séverine&quot;},{&quot;family&quot;:&quot;Jacques&quot;,&quot;given&quot;:&quot;Guillaume&quot;},{&quot;family&quot;:&quot;Lahaussois&quot;,&quot;given&quot;:&quot;Aimée&quot;},{&quot;family&quot;:&quot;Michailovsky&quot;,&quot;given&quot;:&quot;Boyd&quot;},{&quot;family&quot;:&quot;Michaud&quot;,&quot;given&quot;:&quot;Alexis&quot;}],&quot;issued&quot;:{&quot;date-parts&quot;:[[&quot;2017&quot;]]}}}],&quot;schema&quot;:&quot;https://github.com/citation-style-language/schema/raw/master/csl-citation.json&quot;}"/></field:fieldmark-start><text:span text:style-name="T15">[19]</text:span><field:fieldmark-end/><text:span text:style-name="T5">）、向柏霖（Guillaume Jacques，语言学专家</text:span><field:fieldmark-start text:name="Bookmark14" field:type="vnd.oasis.opendocument.field.UNHANDLED"><field:param field:name="vnd.oasis.opendocument.field.code" field:value="ADDIN ZOTERO_ITEM CSL_CITATION {&quot;citationID&quot;:&quot;hR7MP2LM&quot;,&quot;properties&quot;:{&quot;formattedCitation&quot;:&quot;\\super [20\\uc0\\u8211{}23]\\nosupersub{}&quot;,&quot;plainCitation&quot;:&quot;[20–23]&quot;,&quot;noteIndex&quot;:0},&quot;citationItems&quot;:[{&quot;id&quot;:2744,&quot;uris&quot;:[&quot;http://zotero.org/groups/395957/items/9QP6ZC49&quot;],&quot;uri&quot;:[&quot;http://zotero.org/groups/395957/items/9QP6ZC49&quot;],&quot;itemData&quot;:{&quot;id&quot;:2744,&quot;type&quot;:&quot;article-journal&quot;,&quot;title&quot;:&quot;Insights into Naxi and Pumi at the end of the 19th century: evidence on sound changes from the word lists by Charles-Eudes Bonin&quot;,&quot;container-title&quot;:&quot;Cahiers de Linguistique - Asie Orientale&quot;,&quot;page&quot;:&quot;21-40&quot;,&quot;volume&quot;:&quot;39&quot;,&quot;issue&quot;:&quot;1&quot;,&quot;author&quot;:[{&quot;family&quot;:&quot;Michaud&quot;,&quot;given&quot;:&quot;Alexis&quot;},{&quot;family&quot;:&quot;Jacques&quot;,&quot;given&quot;:&quot;Guillaume&quot;}],&quot;issued&quot;:{&quot;date-parts&quot;:[[&quot;2010&quot;]]}}},{&quot;id&quot;:2729,&quot;uris&quot;:[&quot;http://zotero.org/groups/395957/items/DHHH5499&quot;],&quot;uri&quot;:[&quot;http://zotero.org/groups/395957/items/DHHH5499&quot;],&quot;itemData&quot;:{&quot;id&quot;:2729,&quot;type&quot;:&quot;article-journal&quot;,&quot;title&quot;:&quot;Approaching the historical phonology of three highly eroded Sino-Tibetan languages: Naxi, Na and Laze&quot;,&quot;container-title&quot;:&quot;Diachronica&quot;,&quot;page&quot;:&quot;468-498&quot;,&quot;volume&quot;:&quot;28&quot;,&quot;issue&quot;:&quot;4&quot;,&quot;author&quot;:[{&quot;family&quot;:&quot;Jacques&quot;,&quot;given&quot;:&quot;Guillaume&quot;},{&quot;family&quot;:&quot;Michaud&quot;,&quot;given&quot;:&quot;Alexis&quot;}],&quot;issued&quot;:{&quot;date-parts&quot;:[[&quot;2011&quot;]]}}},{&quot;id&quot;:1918,&quot;uris&quot;:[&quot;http://zotero.org/users/1210666/items/UXSTTVSB&quot;],&quot;uri&quot;:[&quot;http://zotero.org/users/1210666/items/UXSTTVSB&quot;],&quot;itemData&quot;:{&quot;id&quot;:1918,&quot;type&quot;:&quot;book&quot;,&quot;title&quot;:&quot;Research about the Rgyalrong Language (嘉绒语研究)&quot;,&quot;publisher&quot;:&quot;Minzu Chubanshe&quot;,&quot;publisher-place&quot;:&quot;Beijing&quot;,&quot;event-place&quot;:&quot;Beijing&quot;,&quot;author&quot;:[{&quot;family&quot;:&quot;Jacques&quot;,&quot;given&quot;:&quot;Guillaume&quot;}],&quot;issued&quot;:{&quot;date-parts&quot;:[[&quot;2008&quot;]]}}},{&quot;id&quot;:2003,&quot;uris&quot;:[&quot;http://zotero.org/users/1210666/items/AXFCPCPI&quot;],&quot;uri&quot;:[&quot;http://zotero.org/users/1210666/items/AXFCPCPI&quot;],&quot;itemData&quot;:{&quot;id&quot;:2003,&quot;type&quot;:&quot;book&quot;,&quot;title&quot;:&quot;Dictionnaire japhug-chinois-français 嘉绒-汉-法词典&quot;,&quot;URL&quot;:&quot;https://hal.archives-ouvertes.fr/halshs-01244860v2/&quot;,&quot;author&quot;:[{&quot;family&quot;:&quot;Jacques&quot;,&quot;given&quot;:&quot;Guillaume&quot;}],&quot;issued&quot;:{&quot;date-parts&quot;:[[&quot;2015&quot;]]}}}],&quot;schema&quot;:&quot;https://github.com/citation-style-language/schema/raw/master/csl-citation.json&quot;}"/></field:fieldmark-start><text:span text:style-name="T15">[20–23]</text:span><field:fieldmark-end/><text:span text:style-name="T5">）、李力（Liberty Lidz，摩梭话研究专家</text:span><field:fieldmark-start text:name="Bookmark15" field:type="vnd.oasis.opendocument.field.UNHANDLED"><field:param field:name="vnd.oasis.opendocument.field.code" field:value="ADDIN ZOTERO_ITEM CSL_CITATION {&quot;citationID&quot;:&quot;a1nmsotidji&quot;,&quot;properties&quot;:{&quot;formattedCitation&quot;:&quot;\\super [24\\uc0\\u8211{}26]\\nosupersub{}&quot;,&quot;plainCitation&quot;:&quot;[24–26]&quot;,&quot;noteIndex&quot;:0},&quot;citationItems&quot;:[{&quot;id&quot;:540,&quot;uris&quot;:[&quot;http://zotero.org/groups/395957/items/FRCHJ9XW&quot;],&quot;uri&quot;:[&quot;http://zotero.org/groups/395957/items/FRCHJ9XW&quot;],&quot;itemData&quot;:{&quot;id&quot;:540,&quot;type&quot;:&quot;thesis&quot;,&quot;title&quot;:&quot;A descriptive grammar of Yongning Na (Mosuo)&quot;,&quot;publisher&quot;:&quot;University of Texas, Department of linguistics&quot;,&quot;publisher-place&quot;:&quot;Austin&quot;,&quot;number-of-pages&quot;:&quot;922&quot;,&quot;event-place&quot;:&quot;Austin&quot;,&quot;URL&quot;:&quot;https://repositories.lib.utexas.edu/bitstream/handle/2152/ETD-UT-2010-12-2643/LIDZ-DISSERTATION.pdf&quot;,&quot;note&quot;:&quot;Ph. D.&quot;,&quot;author&quot;:[{&quot;family&quot;:&quot;Lidz&quot;,&quot;given&quot;:&quot;Liberty&quot;}],&quot;issued&quot;:{&quot;date-parts&quot;:[[&quot;2010&quot;]]}}},{&quot;id&quot;:610,&quot;uris&quot;:[&quot;http://zotero.org/groups/395957/items/ZW6SACXR&quot;],&quot;uri&quot;:[&quot;http://zotero.org/groups/395957/items/ZW6SACXR&quot;],&quot;itemData&quot;:{&quot;id&quot;:610,&quot;type&quot;:&quot;article-journal&quot;,&quot;title&quot;:&quot;Agentive marking in Yongning Na (Mosuo)&quot;,&quot;container-title&quot;:&quot;Linguistics of the Tibeto-Burman Area&quot;,&quot;page&quot;:&quot;49-72&quot;,&quot;volume&quot;:&quot;34&quot;,&quot;issue&quot;:&quot;2&quot;,&quot;author&quot;:[{&quot;family&quot;:&quot;Lidz&quot;,&quot;given&quot;:&quot;Liberty&quot;}],&quot;issued&quot;:{&quot;date-parts&quot;:[[&quot;2011&quot;]]}}},{&quot;id&quot;:3186,&quot;uris&quot;:[&quot;http://zotero.org/groups/395957/items/SQIPEX9Q&quot;],&quot;uri&quot;:[&quot;http://zotero.org/groups/395957/items/SQIPEX9Q&quot;],&quot;itemData&quot;:{&quot;id&quot;:3186,&quot;type&quot;:&quot;chapter&quot;,&quot;title&quot;:&quot;Yongning Na (Mosuo)&quot;,&quot;container-title&quot;:&quot;The Sino-Tibetan languages&quot;,&quot;collection-title&quot;:&quot;Routledge Language Family Series&quot;,&quot;publisher&quot;:&quot;Routledge&quot;,&quot;publisher-place&quot;:&quot;London&quot;,&quot;page&quot;:&quot;840-855&quot;,&quot;edition&quot;:&quot;2nd edition&quot;,&quot;event-place&quot;:&quot;London&quot;,&quot;author&quot;:[{&quot;family&quot;:&quot;Lidz&quot;,&quot;given&quot;:&quot;Liberty&quot;}],&quot;editor&quot;:[{&quot;family&quot;:&quot;Thurgood&quot;,&quot;given&quot;:&quot;Graham&quot;},{&quot;family&quot;:&quot;LaPolla&quot;,&quot;given&quot;:&quot;Randy J.&quot;}],&quot;issued&quot;:{&quot;date-parts&quot;:[[&quot;2016&quot;]]}}}],&quot;schema&quot;:&quot;https://github.com/citation-style-language/schema/raw/master/csl-citation.json&quot;}"/></field:fieldmark-start><text:span text:style-name="T15">[24–26]</text:span><field:fieldmark-end/><text:span text:style-name="T5">）、杜玫瑰（Roselle Dobbs，摩梭研究者</text:span><field:fieldmark-start text:name="Bookmark16" field:type="vnd.oasis.opendocument.field.UNHANDLED"><field:param field:name="vnd.oasis.opendocument.field.code" field:value="ADDIN ZOTERO_ITEM CSL_CITATION {&quot;citationID&quot;:&quot;a1kubmt2t2f&quot;,&quot;properties&quot;:{&quot;formattedCitation&quot;:&quot;\\super [27]\\nosupersub{}&quot;,&quot;plainCitation&quot;:&quot;[27]&quot;,&quot;noteIndex&quot;:0},&quot;citationItems&quot;:[{&quot;id&quot;:310,&quot;uris&quot;:[&quot;http://zotero.org/groups/395957/items/NJU2A98V&quot;],&quot;uri&quot;:[&quot;http://zotero.org/groups/395957/items/NJU2A98V&quot;],&quot;itemData&quot;:{&quot;id&quot;:310,&quot;type&quot;:&quot;article-journal&quot;,&quot;title&quot;:&quot;The two-level tonal system of Lataddi Narua&quot;,&quot;container-title&quot;:&quot;Linguistics of the Tibeto-Burman Area&quot;,&quot;page&quot;:&quot;67-104&quot;,&quot;volume&quot;:&quot;39&quot;,&quot;issue&quot;:&quot;1&quot;,&quot;author&quot;:[{&quot;family&quot;:&quot;Dobbs&quot;,&quot;given&quot;:&quot;Roselle&quot;},{&quot;family&quot;:&quot;La&quot;,&quot;given&quot;:&quot;Mingqing&quot;}],&quot;issued&quot;:{&quot;date-parts&quot;:[[&quot;2016&quot;]]}}}],&quot;schema&quot;:&quot;https://github.com/citation-style-language/schema/raw/master/csl-citation.json&quot;}"/></field:fieldmark-start><text:span text:style-name="T15">[27]</text:span><field:fieldmark-end/><text:span text:style-name="T5">）、Pascale-Marie Milan（人类学家，摩梭文化研究专家</text:span><field:fieldmark-start text:name="Bookmark17" field:type="vnd.oasis.opendocument.field.UNHANDLED"><field:param field:name="vnd.oasis.opendocument.field.code" field:value="ADDIN ZOTERO_ITEM CSL_CITATION {&quot;citationID&quot;:&quot;a1e5ni8mj7k&quot;,&quot;properties&quot;:{&quot;formattedCitation&quot;:&quot;\\super [28]\\nosupersub{}&quot;,&quot;plainCitation&quot;:&quot;[28]&quot;,&quot;noteIndex&quot;:0},&quot;citationItems&quot;:[{&quot;id&quot;:3178,&quot;uris&quot;:[&quot;http://zotero.org/groups/395957/items/FDSPCT3S&quot;],&quot;uri&quot;:[&quot;http://zotero.org/groups/395957/items/FDSPCT3S&quot;],&quot;itemData&quot;:{&quot;id&quot;:3178,&quot;type&quot;:&quot;article-journal&quot;,&quot;title&quot;:&quot;Festivité, performance et agencéité chez les Na de Chine : du lien social à l’arène politique&quot;,&quot;container-title&quot;:&quot;Cultures-Kairós&quot;,&quot;page&quot;:&quot;No page numbers&quot;,&quot;volume&quot;:&quot;2&quot;,&quot;author&quot;:[{&quot;family&quot;:&quot;Milan&quot;,&quot;given&quot;:&quot;Pascale-Marie&quot;}],&quot;issued&quot;:{&quot;date-parts&quot;:[[&quot;2013&quot;]]}}}],&quot;schema&quot;:&quot;https://github.com/citation-style-language/schema/raw/master/csl-citation.json&quot;}"/></field:fieldmark-start><text:span text:style-name="T15">[28]</text:span><field:fieldmark-end/><text:span text:style-name="T5">）、Christine Mathieu（人类学家，摩梭文化研究专家</text:span><field:fieldmark-start text:name="Bookmark18" field:type="vnd.oasis.opendocument.field.UNHANDLED"><field:param field:name="vnd.oasis.opendocument.field.code" field:value="ADDIN ZOTERO_ITEM CSL_CITATION {&quot;citationID&quot;:&quot;a17359l1398&quot;,&quot;properties&quot;:{&quot;formattedCitation&quot;:&quot;\\super [29]\\nosupersub{}&quot;,&quot;plainCitation&quot;:&quot;[29]&quot;,&quot;noteIndex&quot;:0},&quot;citationItems&quot;:[{&quot;id&quot;:2733,&quot;uris&quot;:[&quot;http://zotero.org/groups/395957/items/U9ZQZU9S&quot;],&quot;uri&quot;:[&quot;http://zotero.org/groups/395957/items/U9ZQZU9S&quot;],&quot;itemData&quot;:{&quot;id&quot;:2733,&quot;type&quot;:&quot;book&quot;,&quot;title&quot;:&quot;A history and anthropological study of the ancient kingdoms of the Sino-Tibetan borderland - Naxi and Mosuo&quot;,&quot;collection-title&quot;:&quot;Mellen Studies in Anthropology, 11&quot;,&quot;publisher&quot;:&quot;Edwin Mellen Pr.&quot;,&quot;publisher-place&quot;:&quot;Lewiston, NY&quot;,&quot;event-place&quot;:&quot;Lewiston, NY&quot;,&quot;author&quot;:[{&quot;family&quot;:&quot;Mathieu&quot;,&quot;given&quot;:&quot;Christine&quot;}],&quot;issued&quot;:{&quot;date-parts&quot;:[[&quot;2003&quot;]]}}}],&quot;schema&quot;:&quot;https://github.com/citation-style-language/schema/raw/master/csl-citation.json&quot;}"/></field:fieldmark-start><text:span text:style-name="T15">[29]</text:span><field:fieldmark-end/><text:span text:style-name="T5">）：感谢你们的大力支持。2016年，云南大学硕士阿慧（摩梭人）核对了词典1至23页（词条的百分之八）。2017年，拉他咪·达石先生对词典前部分（1至20页左右）提供了许多宝贵修改意见。</text:span></text:p>
      <text:p text:style-name="Standard"><text:span text:style-name="T5">在此也向成书过程中曾给予帮助的许多朋友和专家们一并致谢！</text:span></text:p>
      <text:h text:style-name="Heading_20_1" text:outline-level="1"><text:span text:style-name="T14">参考书目</text:span></text:h>
      <text:p text:style-name="Standard"><text:span text:style-name="T5"><text:tab/></text:span></text:p>
      <text:p text:style-name="P1"><text:soft-page-break/><field:fieldmark-start text:name="Bookmark19" field:type="vnd.oasis.opendocument.field.UNHANDLED"><field:param field:name="vnd.oasis.opendocument.field.code" field:value="ADDIN ZOTERO_BIBL {&quot;uncited&quot;:[],&quot;omitted&quot;:[],&quot;custom&quot;:[]} CSL_BIBLIOGRAPHY"/></field:fieldmark-start>[1]<text:tab/>SUN J T-S. 藏缅语的调查 (Fieldwork on Tibeto-Burman)[J]. 语言学论丛, 2007, 36: 98–107.</text:p>
      <text:p text:style-name="P1">[2]<text:tab/>MICHAUD A.永宁摩梭话（纳语）长篇语料的记录整理与研究工作 (Ongoing documentation and research about the Yongning Na language (Mosuo))[J]. 丽江民族研究, 2012, 5: 36–54.</text:p>
      <text:p text:style-name="P1">[3]<text:tab/>MICHAILOVSKY B, MAZAUDON M, MICHAUD A等. Documenting and researching endangered languages: the Pangloss Collection[J]. <text:span text:style-name="T21">Language Documentation and Conservation</text:span>, 2014, 8: 119–135.</text:p>
      <text:p text:style-name="P1">[4]<text:tab/>MICHAUD A. Dictionnaire na-chinois-français[M]. 2015. <text:a xlink:type="simple" xlink:href="https://halshs.archives-ouvertes.fr/halshs-01204645/" text:style-name="Internet_20_link" text:visited-style-name="Visited_20_Internet_20_Link"><text:span text:style-name="Internet_20_link">https://halshs.archives-ouvertes.fr/halshs-01204645/</text:span></text:a></text:p>
      <text:p text:style-name="P1">[5]<text:tab/>MICHAUD A. Na-English-Chinese-French dictionary[M]. 2015. <text:a xlink:type="simple" xlink:href="https://halshs.archives-ouvertes.fr/halshs-01204638/" text:style-name="Internet_20_link" text:visited-style-name="Visited_20_Internet_20_Link"><text:span text:style-name="Internet_20_link">https://halshs.archives-ouvertes.fr/halshs-01204638/</text:span></text:a></text:p>
      <text:p text:style-name="P1">[6]<text:tab/>MICHAUD A. Tone in Yongning Na: lexical tones and morphotonology[M]. Berlin: Language Science Press, 2017. <text:a xlink:type="simple" xlink:href="http://langsci-press.org/catalog/book/109" text:style-name="Internet_20_link" text:visited-style-name="Visited_20_Internet_20_Link"><text:span text:style-name="Internet_20_link">http://langsci-press.org/catalog/book/109</text:span></text:a></text:p>
      <text:p text:style-name="P1">[7]<text:tab/>ALVES M. Review of Tone in Yongning Na: Lexical Tones and Morphotonology by Alexis Michaud[J]. Journal of the Southeast Asian Linguistics Society, 2017, 10(2): xxx–xxxiv.</text:p>
      <text:p text:style-name="P1">[8]<text:tab/>KONOSHENKO M. Review of Tone in Yongning Na: Lexical tones and morphotonology[J]. Language Documentation and Conservation, 2018, 12: 47–52.</text:p>
      <text:p text:style-name="P1">[9]<text:tab/>ADAMS O, COHN T, NEUBIG G等. Phonemic transcription of low-resource tonal languages[C]//Proceedings of ALTA 2017 (Australasian Language Technology Association Workshop). Brisbane: 2017: 53–60.</text:p>
      <text:p text:style-name="P1">[10]<text:tab/>ADAMS O, COHN T, NEUBIG G等. Evaluating phonemic transcription of low-resource tonal languages for language documentation[C]//Proceedings of LREC 2018 (Language Resources and Evaluation Conference). Miyazaki: 2018.</text:p>
      <text:p text:style-name="P1">[11]<text:tab/>ADAMS O. Automatic understanding of unwritten languages[D]. Melbourne: The University of Melbourne, 2018.</text:p>
      <text:p text:style-name="P1">[12]<text:tab/>MICHAUD A, LATAMI DASHI. A description of endangered phonemic oppositions in Mosuo (Yongning Na)[G]//DE GRAAF T, XU SHIXUAN, BRASSETT C. <text:span text:style-name="T21">Issues of language endangerment</text:span>.北京:知识产权出版社, 2011: 55–71.</text:p>
      <text:p text:style-name="P1">[13]<text:tab/>拉他咪·达石.摩梭社会文化研究论文集（1960-2005）[M]. 昆明:云南大学出版社, 2006.</text:p>
      <text:p text:style-name="P1">[14]<text:tab/>拉他咪·达石. 城乡之间的村落—宁蒗彝族自治县蒗蕖区域摩梭人的文化生活史 [M]. 昆明:云南民族出版社, 2009.</text:p>
      <text:p text:style-name="P1"><text:soft-page-break/>[15]<text:tab/>拉他咪·王勇. 心碎与忧伤——摩梭文化田野调查报告文集 [M]. 昆明: 云南民族出版社, 2016.</text:p>
      <text:p text:style-name="P1">[16] 李子鹤. 纳西语言研究回顾——兼论语言在文化研究中的基础地位 [J].茶马古道研究集刊, 2015, 4: 125–131.</text:p>
      <text:p text:style-name="P1">[17]<text:tab/>阿慧. 永宁摩梭话“le+V+se”结构的声调实验分析——阿拉瓦和舍垮的对比 [D]. 昆明: 云南大学文学院, 2016.</text:p>
      <text:p text:style-name="P1">[18]<text:tab/>MICHAUD A, HE L. Phonemic and tonal analysis of the Pianding dialect of Naxi (Dadong County, Lijiang Municipality)[J]. Cahiers de Linguistique - Asie Orientale, 2015, 44(1): 1-35 plus online Appendices.</text:p>
      <text:p text:style-name="P1">[19]<text:tab/>BONNET R, BURET C, FRANÇOIS A等. Vers des ressources électroniques interconnectées: Lexica, les dictionnaires de la collection Pangloss[C]//9èmes Journées Internationales de la Linguistique de corpus. Grenoble: 2017: 48–51.</text:p>
      <text:p text:style-name="P1">[20]<text:tab/>MICHAUD A, JACQUES G. Insights into Naxi and Pumi at the end of the 19th century: evidence on sound changes from the word lists by Charles-Eudes Bonin[J]. Cahiers de Linguistique - Asie Orientale, 2010, 39(1): 21–40.</text:p>
      <text:p text:style-name="P1">[21]<text:tab/>JACQUES G, MICHAUD A. Approaching the historical phonology of three highly eroded Sino-Tibetan languages: Naxi, Na and Laze[J]. Diachronica, 2011, 28(4): 468–498.</text:p>
      <text:p text:style-name="P1">[22]<text:tab/>JACQUES G. （向柏霖）嘉绒语研究 [M]. 北京: 民族出版社, 2008.</text:p>
      <text:p text:style-name="P1">[23]<text:tab/>JACQUES G. Dictionnaire japhug-chinois-français 嘉绒-汉-法词典[M]. 2015.</text:p>
      <text:p text:style-name="P1">[24]<text:tab/>LIDZ L. A descriptive grammar of Yongning Na (Mosuo)[D]. Austin: University of Texas, Department of linguistics, 2010.</text:p>
      <text:p text:style-name="P1">[25]<text:tab/>LIDZ L. Agentive marking in Yongning Na (Mosuo)[J]. Linguistics of the Tibeto-Burman Area, 2011, 34(2): 49–72.</text:p>
      <text:p text:style-name="P1">[26]<text:tab/>LIDZ L. Yongning Na (Mosuo)[G]//THURGOOD G, LAPOLLA R J. 第2版. The Sino-Tibetan languages. London: Routledge, 2016: 840–855.</text:p>
      <text:p text:style-name="P1">[27]<text:tab/>DOBBS R, LA M. The two-level tonal system of Lataddi Narua[J]. <text:span text:style-name="T21">Linguistics of the Tibeto-Burman Area</text:span>, 2016, 39(1): 67–104.</text:p>
      <text:p text:style-name="P1">[28]<text:tab/>MILAN P-M. Festivité, performance et agencéité chez les Na de Chine : du lien social à l’arène politique[J]. <text:span text:style-name="T21">Cultures-Kairós</text:span>, 2013, 2: No page numbers.</text:p>
      <text:p text:style-name="P1">[29]<text:tab/>MATHIEU C. A history and anthropological study of the ancient kingdoms of the Sino-Tibetan borderland - Naxi and Mosuo[M]. Lewiston, NY: Edwin Mellen Pr., 2003.<field:fieldmark-end/></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dobe Fan Heiti Std B" svg:font-family="'Adobe Fan Heiti Std B'" style:font-family-generic="roman" style:font-pitch="variable"/>
    <style:font-face style:name="Adobe Fan Heiti Std B1" svg:font-family="'Adobe Fan Heiti Std B'" style:font-family-generic="system" style:font-pitch="variable"/>
    <style:font-face style:name="Adobe Fangsong Std R" svg:font-family="'Adobe Fangsong Std R'" style:font-family-generic="roman" style:font-pitch="variable"/>
    <style:font-face style:name="Adobe Fangsong Std R1" svg:font-family="'Adobe Fangsong Std R'" style:font-family-generic="system" style:font-pitch="variable"/>
    <style:font-face style:name="Adobe Garamond Pro" svg:font-family="'Adobe Garamond Pro'" style:font-family-generic="roman" style:font-pitch="variable"/>
    <style:font-face style:name="Adobe Ming Std L" svg:font-family="'Adobe Ming Std L'" style:font-family-generic="roman" style:font-pitch="variable"/>
    <style:font-face style:name="Adobe Ming Std L1" svg:font-family="'Adobe Ming Std 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Segoe UI" svg:font-family="'Segoe UI'" style:font-family-generic="roman" style:font-pitch="variable"/>
    <style:font-face style:name="Segoe UI1" svg:font-family="'Segoe UI'" style:font-family-generic="system" style:font-pitch="variable"/>
    <style:font-face style:name="SimSun" svg:font-family="SimSun" style:font-family-generic="roman" style:font-pitch="variable"/>
    <style:font-face style:name="SimSun1" svg:font-family="SimSun" style:font-family-generic="system" style:font-pitch="variable"/>
    <style:font-face style:name="宋体" svg:font-family="宋体"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en" fo:country="GB" style:letter-kerning="false" style:font-name-asian="宋体" style:font-size-asian="11pt" style:language-asian="zh" style:country-asian="CN"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Calibri" fo:font-size="11pt" fo:language="en" fo:country="GB" style:letter-kerning="false" style:font-name-asian="宋体" style:font-size-asian="11pt" style:language-asian="zh" style:country-asian="CN" style:font-name-complex="F"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Standard" style:next-style-name="Standard" loext:linked-style-name="Titre_20_1_20_Car" style:default-outline-level="1" style:list-style-name="" style:class="text">
      <style:paragraph-properties fo:margin-top="0.423cm" fo:margin-bottom="0cm" style:contextual-spacing="false" fo:keep-together="always" fo:keep-with-next="always"/>
      <style:text-properties fo:color="#2e74b5" loext:opacity="100%" style:font-name="Calibri Light" fo:font-family="'Calibri Light'" style:font-family-generic="roman" style:font-pitch="variable" fo:font-size="16pt" style:font-name-asian="宋体" style:font-family-asian="宋体" style:font-family-generic-asian="system" style:font-pitch-asian="variable" style:font-size-asian="16pt" style:font-name-complex="F" style:font-family-generic-complex="system" style:font-pitch-complex="variable" style:font-size-complex="16pt"/>
    </style:style>
    <style:style style:name="Heading_20_2" style:display-name="Heading 2" style:family="paragraph" style:parent-style-name="Standard" style:next-style-name="Standard" loext:linked-style-name="Titre_20_2_20_Car" style:default-outline-level="2" style:list-style-name="" style:class="text">
      <style:paragraph-properties fo:margin-top="0.071cm" fo:margin-bottom="0cm" style:contextual-spacing="false" fo:keep-together="always" fo:keep-with-next="always"/>
      <style:text-properties fo:color="#2e74b5" loext:opacity="100%" style:font-name="Calibri Light" fo:font-family="'Calibri Light'" style:font-family-generic="roman" style:font-pitch="variable" fo:font-size="13pt" style:font-name-asian="宋体" style:font-family-asian="宋体" style:font-family-generic-asian="system" style:font-pitch-asian="variable" style:font-size-asian="13pt" style:font-name-complex="F" style:font-family-generic-complex="system" style:font-pitch-complex="variable" style:font-size-complex="13pt"/>
    </style:style>
    <style:style style:name="Balloon_20_Text" style:display-name="Balloon Text" style:family="paragraph" style:parent-style-name="Standard" loext:linked-style-name="Texte_20_de_20_bulles_20_Car">
      <style:paragraph-properties fo:margin-top="0cm" fo:margin-bottom="0cm" style: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List_20_Paragraph" style:display-name="List Paragraph" style:family="paragraph" style:parent-style-name="Standard">
      <style:paragraph-properties fo:margin-left="1.27cm" fo:margin-right="0cm" fo:margin-top="0cm" fo:margin-bottom="0.282cm" style:contextual-spacing="true" fo:text-indent="0cm" style:auto-text-indent="false"/>
    </style:style>
    <style:style style:name="Bibliography" style:family="paragraph" style:parent-style-name="Standard" style:next-style-name="Standard">
      <style:paragraph-properties fo:margin-left="0.677cm" fo:margin-right="0cm" fo:margin-top="0cm" fo:margin-bottom="0cm" style:contextual-spacing="false" fo:line-height="100%" fo:text-indent="-0.677cm" style:auto-text-indent="false">
        <style:tab-stops>
          <style:tab-stop style:position="0.677cm"/>
        </style:tab-stops>
      </style:paragraph-properties>
    </style:style>
    <style:style style:name="Header_20_and_20_Footer" style:display-name="Header and Footer" style:family="paragraph" style:parent-style-name="Standard" style:class="extra"/>
    <style:style style:name="Header" style:family="paragraph" style:parent-style-name="Standard" loext:linked-style-name="En-tête_20_Car" style:class="extra">
      <style:paragraph-properties fo:margin-top="0cm" fo:margin-bottom="0cm" style:contextual-spacing="false" fo:line-height="100%">
        <style:tab-stops>
          <style:tab-stop style:position="8.001cm" style:type="center"/>
          <style:tab-stop style:position="16.002cm" style:type="right"/>
        </style:tab-stops>
      </style:paragraph-properties>
    </style:style>
    <style:style style:name="Footer" style:family="paragraph" style:parent-style-name="Standard" loext:linked-style-name="Pied_20_de_20_page_20_Car" style:class="extra">
      <style:paragraph-properties fo:margin-top="0cm" fo:margin-bottom="0cm" style:contextual-spacing="false" fo:line-height="100%">
        <style:tab-stops>
          <style:tab-stop style:position="8.001cm" style:type="center"/>
          <style:tab-stop style:position="16.002cm" style:type="right"/>
        </style:tab-stops>
      </style:paragraph-properties>
    </style:style>
    <style:style style:name="Default_20_Paragraph_20_Font" style:display-name="Default Paragraph Font" style:family="text"/>
    <style:style style:name="Texte_20_de_20_bulles_20_Car" style:display-name="Texte de bulles Car" style:family="text" style:parent-style-name="Default_20_Paragraph_20_Font" loext:linked-style-name="Balloon_20_Tex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Titre_20_1_20_Car" style:display-name="Titre 1 Car" style:family="text" style:parent-style-name="Default_20_Paragraph_20_Font">
      <style:text-properties fo:color="#2e74b5" loext:opacity="100%" style:font-name="Calibri Light" fo:font-family="'Calibri Light'" style:font-family-generic="roman" style:font-pitch="variable" fo:font-size="16pt" style:font-name-asian="宋体" style:font-family-asian="宋体" style:font-family-generic-asian="system" style:font-pitch-asian="variable" style:font-size-asian="16pt" style:font-name-complex="F" style:font-family-generic-complex="system" style:font-pitch-complex="variable" style:font-size-complex="16pt"/>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Titre_20_2_20_Car" style:display-name="Titre 2 Car" style:family="text" style:parent-style-name="Default_20_Paragraph_20_Font">
      <style:text-properties fo:color="#2e74b5" loext:opacity="100%" style:font-name="Calibri Light" fo:font-family="'Calibri Light'" style:font-family-generic="roman" style:font-pitch="variable" fo:font-size="13pt" style:font-name-asian="宋体" style:font-family-asian="宋体" style:font-family-generic-asian="system" style:font-pitch-asian="variable" style:font-size-asian="13pt" style:font-name-complex="F" style:font-family-generic-complex="system" style:font-pitch-complex="variable" style:font-size-complex="13pt"/>
    </style:style>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2" loext:num-list-format="%1%.%2%" style:num-format="1" text:display-levels="2">
        <style:list-level-properties text:list-level-position-and-space-mode="label-alignment">
          <style:list-level-label-alignment text:label-followed-by="listtab" fo:text-indent="-0.635cm" fo:margin-left="0.635cm"/>
        </style:list-level-properties>
      </text:list-level-style-number>
      <text:list-level-style-number text:level="3" text:style-name="ListLabel_20_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ListLabel_20_4" loext:num-list-format="%1%.%2%.%3%.%4%"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text:style-name="ListLabel_20_5" loext:num-list-format="%1%.%2%.%3%.%4%.%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text:style-name="ListLabel_20_6" loext:num-list-format="%1%.%2%.%3%.%4%.%5%.%6%"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text:style-name="ListLabel_20_7" loext:num-list-format="%1%.%2%.%3%.%4%.%5%.%6%.%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text:style-name="ListLabel_20_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ListLabel_20_9" loext:num-list-format="%1%.%2%.%3%.%4%.%5%.%6%.%7%.%8%.%9%" style:num-format="1" text:display-levels="9">
        <style:list-level-properties text:list-level-position-and-space-mode="label-alignment">
          <style:list-level-label-alignment text:label-followed-by="listtab" fo:text-indent="-2.54cm" fo:margin-left="2.5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18.503cm" fo:page-height="26cm" style:num-format="i" style:print-orientation="portrait" fo:margin-top="2.501cm" fo:margin-bottom="1.251cm" fo:margin-left="2.501cm" fo:margin-right="2.501cm" style:writing-mode="lr-tb" style:layout-grid-color="#c0c0c0" style:layout-grid-lines="33"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251cm" fo:margin-left="0cm" fo:margin-right="0cm" fo:margin-top="1.15cm" style:dynamic-spacing="true"/>
      </style:footer-style>
    </style:page-layout>
    <style:page-layout style:name="Mpm2">
      <style:page-layout-properties fo:page-width="18.503cm" fo:page-height="26cm" style:num-format="i" style:print-orientation="portrait" fo:margin-top="2.501cm" fo:margin-bottom="2.501cm" fo:margin-left="2.501cm" fo:margin-right="2.501cm" style:writing-mode="lr-tb" style:layout-grid-color="#c0c0c0" style:layout-grid-lines="33"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ix</text:page-number></text:p>
      </style:footer>
    </style:master-page>
    <style:master-page style:name="First_20_Page" style:display-name="First Page" style:page-layout-name="Mpm2" draw:style-name="Mdp1"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alexis</meta:initial-creator>
    <meta:editing-cycles>26</meta:editing-cycles>
    <meta:print-date>2018-04-07T08:18:00</meta:print-date>
    <meta:creation-date>2018-03-26T19:00:00</meta:creation-date>
    <dc:date>2024-02-06T14:32:59.637050444</dc:date>
    <meta:editing-duration>P1DT14H40M45S</meta:editing-duration>
    <meta:generator>LibreOffice/7.3.7.2$Linux_X86_64 LibreOffice_project/30$Build-2</meta:generator>
    <meta:document-statistic meta:table-count="0" meta:image-count="0" meta:object-count="3" meta:page-count="9" meta:paragraph-count="78" meta:word-count="3569" meta:character-count="7354" meta:non-whitespace-character-count="6836"/>
    <meta:user-defined meta:name="AppVersion">15.0000</meta:user-defined>
    <meta:user-defined meta:name="Company">Microsoft</meta:user-defined>
    <meta:user-defined meta:name="ZOTERO_PREF_1">&lt;data data-version="3" zotero-version="5.0.38"&gt;&lt;session id="vj0BDwvH"/&gt;&lt;style id="http://www.zotero.org/styles/chinese-gb7714-2005-numeric" hasBibliography="1" bibliographyStyleHasBeenSet="1"/&gt;&lt;prefs&gt;&lt;pref name="fieldType" value="Field"/&gt;&lt;pref name="autom</meta:user-defined>
    <meta:user-defined meta:name="ZOTERO_PREF_2">aticJournalAbbreviations" value="true"/&gt;&lt;/prefs&gt;&lt;/data&gt;</meta:user-defined>
    <meta:template xlink:type="simple" xlink:actuate="onRequest" xlink:title="Normal.dotm" xlink:href=""/>
  </office:meta>
</office:document-meta>
</file>